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Consolas1" svg:font-family="Consolas, Monaco, 'Andale Mono', 'Ubuntu Mono', monospace"/>
    <style:font-face style:name="Menlo" svg:font-family="Menlo, Monaco, 'Liberation Mono', Consolas, monospace"/>
    <style:font-face style:name="monaco" svg:font-family="monaco, monospace"/>
    <style:font-face style:name="monospace" svg:font-family="monospace"/>
    <style:font-face style:name="Times New Roman1" svg:font-family="'Times New Roman'" style:font-family-generic="roman"/>
    <style:font-face style:name="Arial2" svg:font-family="Arial" style:font-family-generic="swiss"/>
    <style:font-face style:name="Verdana" svg:font-family="Verdana" style:font-family-generic="swiss"/>
    <style:font-face style:name="Courier New" svg:font-family="'Courier New'" style:font-family-generic="modern" style:font-pitch="fixed"/>
    <style:font-face style:name="AR CENA" svg:font-family="'AR CEN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font-size="14pt" style:font-size-asian="14pt" style:font-size-complex="14pt"/>
    </style:style>
    <style:style style:name="P2" style:family="paragraph" style:parent-style-name="Preformatted_20_Text">
      <style:text-properties fo:font-size="14pt" fo:font-weight="bold" style:font-size-asian="14pt" style:font-weight-asian="bold" style:font-size-complex="14pt" style:font-weight-complex="bold"/>
    </style:style>
    <style:style style:name="P3" style:family="paragraph" style:parent-style-name="Preformatted_20_Text">
      <style:text-properties fo:color="#000000" style:font-name="Times New Roman" fo:font-size="14pt" style:font-size-asian="14pt" style:font-size-complex="14pt"/>
    </style:style>
    <style:style style:name="P4" style:family="paragraph" style:parent-style-name="Preformatted_20_Text">
      <style:text-properties fo:color="#000000" style:font-name="Times New Roman" fo:font-size="14pt" fo:font-weight="bold" style:font-size-asian="14pt" style:font-weight-asian="bold" style:font-size-complex="14pt" style:font-weight-complex="bold"/>
    </style:style>
    <style:style style:name="P5" style:family="paragraph" style:parent-style-name="Preformatted_20_Text">
      <style:text-properties fo:color="#000000" style:font-name="Times New Roman" fo:font-size="14pt" fo:font-weight="normal" style:font-size-asian="14pt" style:font-weight-asian="normal" style:font-size-complex="14pt" style:font-weight-complex="normal"/>
    </style:style>
    <style:style style:name="P6" style:family="paragraph" style:parent-style-name="Preformatted_20_Text">
      <style:text-properties fo:color="#000000" style:font-name="Times New Roman" fo:font-size="14pt" fo:font-style="italic" fo:font-weight="normal" style:font-size-asian="14pt" style:font-style-asian="italic" style:font-weight-asian="normal" style:font-size-complex="14pt" style:font-style-complex="italic" style:font-weight-complex="normal"/>
    </style:style>
    <style:style style:name="P7" style:family="paragraph" style:parent-style-name="Preformatted_20_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8" style:family="paragraph" style:parent-style-name="Preformatted_20_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Preformatted_20_Text">
      <style:text-properties fo:font-variant="normal" fo:text-transform="none" fo:color="#222222" style:font-name="Menlo" fo:font-size="9.75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Preformatted_20_Text">
      <style:text-properties fo:font-variant="normal" fo:text-transform="none" fo:color="#333333" style:font-name="Consolas" fo:font-size="9.75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Preformatted_20_Text">
      <style:text-properties fo:color="#333333" style:font-name="Times New Roman" fo:font-size="13pt" fo:font-style="normal" fo:font-weight="normal" style:font-size-asian="13pt" style:font-style-asian="normal" style:font-weight-asian="normal" style:font-size-complex="13pt" style:font-style-complex="normal" style:font-weight-complex="normal"/>
    </style:style>
    <style:style style:name="P12" style:family="paragraph" style:parent-style-name="Preformatted_20_Text">
      <style:text-properties fo:color="#333333" style:font-name="Times New Roman" fo:font-size="14pt" fo:font-style="normal" fo:font-weight="bold" style:font-size-asian="14pt" style:font-style-asian="normal" style:font-weight-asian="bold" style:font-size-complex="14pt" style:font-style-complex="normal" style:font-weight-complex="bold"/>
    </style:style>
    <style:style style:name="P13" style:family="paragraph" style:parent-style-name="Preformatted_20_Text">
      <style:text-properties fo:color="#333333" style:font-name="Times New Roman" fo:font-size="14pt" fo:font-style="normal" fo:font-weight="normal" style:font-size-asian="14pt" style:font-style-asian="normal" style:font-weight-asian="normal" style:font-size-complex="14pt" style:font-style-complex="normal" style:font-weight-complex="normal"/>
    </style:style>
    <style:style style:name="P14" style:family="paragraph" style:parent-style-name="Preformatted_20_Text">
      <style:text-properties style:font-name="Times New Roman" fo:font-size="14pt" fo:font-weight="bold" style:font-size-asian="14pt" style:font-weight-asian="bold" style:font-size-complex="14pt" style:font-weight-complex="bold"/>
    </style:style>
    <style:style style:name="P15" style:family="paragraph" style:parent-style-name="Text_20_body">
      <style:text-properties fo:font-size="14pt" style:font-size-asian="14pt" style:font-size-complex="14pt"/>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widows="1" fo:text-indent="0in" style:auto-text-indent="false"/>
    </style:style>
    <style:style style:name="P18" style:family="paragraph" style:parent-style-name="Text_20_body">
      <style:paragraph-properties fo:margin-left="0in" fo:margin-right="0in" fo:text-indent="0in" style:auto-text-indent="false"/>
      <style:text-properties fo:color="#000000" style:font-name="Times New Roman" fo:font-size="14pt" style:font-size-asian="14pt" style:font-size-complex="14pt"/>
    </style:style>
    <style:style style:name="P19" style:family="paragraph" style:parent-style-name="Heading_20_3">
      <style:paragraph-properties fo:margin-left="0in" fo:margin-right="0in" fo:margin-top="0in" fo:margin-bottom="0in" fo:text-indent="0in" style:auto-text-indent="false" fo:padding="0in" fo:border="none"/>
      <style:text-properties fo:font-variant="normal" fo:text-transform="none" fo:color="#000000" style:font-name="Times New Roman" fo:font-size="14pt" fo:font-style="normal" fo:font-weight="bold" style:font-size-asian="14pt" style:font-weight-asian="bold" style:font-size-complex="14pt" style:font-weight-complex="bold"/>
    </style:style>
    <style:style style:name="P20" style:family="paragraph" style:parent-style-name="Preformatted_20_Text">
      <style:paragraph-properties fo:margin-left="0in" fo:margin-right="0in" fo:margin-top="0in" fo:margin-bottom="0in" style:line-height-at-least="0.2083in" fo:widows="1" fo:text-indent="0in" style:auto-text-indent="false" fo:padding="0in" fo:border="none"/>
    </style:style>
    <style:style style:name="P21" style:family="paragraph" style:parent-style-name="Standard">
      <style:paragraph-properties fo:margin-left="0in" fo:margin-right="0in" fo:margin-top="0in" fo:margin-bottom="0in" style:line-height-at-least="0.1772in" fo:text-align="start" style:justify-single-word="false" fo:widows="1" fo:text-indent="0in" style:auto-text-indent="false" fo:padding="0in" fo:border="none"/>
    </style:style>
    <style:style style:name="P22" style:family="paragraph" style:parent-style-name="Standard">
      <style:paragraph-properties fo:margin-left="0in" fo:margin-right="0in" fo:margin-top="0in" fo:margin-bottom="0in" style:line-height-at-least="0.1772in" fo:text-align="start" style:justify-single-word="false" fo:widows="1" fo:text-indent="0in" style:auto-text-indent="false" fo:padding="0in" fo:border="none"/>
      <style:text-properties fo:font-variant="normal" fo:text-transform="none" fo:color="#333333" style:font-name="Times New Roman" fo:font-size="13pt" fo:letter-spacing="normal" style:font-size-asian="13pt" style:font-size-complex="13pt"/>
    </style:style>
    <style:style style:name="P23" style:family="paragraph" style:parent-style-name="Preformatted_20_Text">
      <style:paragraph-properties fo:margin-top="0in" fo:margin-bottom="0in" style:line-height-at-least="0.2083in" fo:widows="1" fo:padding-left="0.052in" fo:padding-right="0.052in" fo:padding-top="0.0209in" fo:padding-bottom="0.0209in" fo:border="0.0008in solid #eeeeee"/>
    </style:style>
    <style:style style:name="P24" style:family="paragraph" style:parent-style-name="Preformatted_20_Text">
      <style:paragraph-properties fo:margin-top="0in" fo:margin-bottom="0in" fo:widows="1" fo:padding="0in" fo:border="none"/>
    </style:style>
    <style:style style:name="P25" style:family="paragraph" style:parent-style-name="Preformatted_20_Text">
      <style:paragraph-properties fo:margin-top="0in" fo:margin-bottom="0in" fo:line-height="145%" fo:widows="1" fo:padding="0in" fo:border="none"/>
      <style:text-properties fo:font-variant="normal" fo:text-transform="none" fo:color="#333333" fo:letter-spacing="normal"/>
    </style:style>
    <style:style style:name="P26" style:family="paragraph" style:parent-style-name="Preformatted_20_Text">
      <style:paragraph-properties fo:margin-top="0in" fo:margin-bottom="0.3335in" fo:line-height="150%" fo:text-align="start" style:justify-single-word="false" fo:widows="1" fo:padding="0.0193in" fo:border="0.0008in solid #000000"/>
    </style:style>
    <style:style style:name="P27" style:family="paragraph" style:parent-style-name="Preformatted_20_Text">
      <style:paragraph-properties fo:margin-top="0in" fo:margin-bottom="0.1563in" fo:line-height="150%" fo:widows="1" fo:padding="0in" fo:border="none"/>
    </style:style>
    <style:style style:name="P28" style:family="paragraph" style:parent-style-name="Preformatted_20_Text">
      <style:paragraph-properties fo:margin-top="0in" fo:margin-bottom="0.1563in" fo:line-height="150%" fo:widows="1" fo:padding="0in" fo:border="none"/>
      <style:text-properties fo:font-variant="normal" fo:text-transform="none" fo:color="#222222" fo:letter-spacing="normal"/>
    </style:style>
    <style:style style:name="P29" style:family="paragraph" style:parent-style-name="Preformatted_20_Text">
      <style:paragraph-properties fo:margin-top="0in" fo:margin-bottom="0.1563in" fo:line-height="150%" fo:widows="1" fo:padding="0in" fo:border="none"/>
      <style:text-properties fo:font-variant="normal" fo:text-transform="none" fo:color="#222222" style:font-name="Menlo" fo:font-size="9.75pt" fo:letter-spacing="normal" fo:font-style="normal" fo:font-weight="normal"/>
    </style:style>
    <style:style style:name="P30" style:family="paragraph" style:parent-style-name="Standard">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31" style:family="paragraph" style:parent-style-name="Preformatted_20_Text">
      <style:text-properties fo:color="#333333" style:font-name="Times New Roman" fo:font-size="14pt" fo:font-style="normal" fo:font-weight="normal" style:font-size-asian="14pt" style:font-style-asian="normal" style:font-weight-asian="normal" style:font-size-complex="14pt" style:font-style-complex="normal" style:font-weight-complex="normal"/>
    </style:style>
    <style:style style:name="P32" style:family="paragraph" style:parent-style-name="Preformatted_20_Text">
      <style:text-properties fo:color="#333333" style:font-name="Times New Roman"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variant="normal" fo:text-transform="none" fo:color="#000000" style:font-name="Times New Roman" fo:letter-spacing="normal" fo:font-style="normal" fo:font-weight="normal"/>
    </style:style>
    <style:style style:name="T2" style:family="text">
      <style:text-properties fo:font-variant="normal" fo:text-transform="none" fo:color="#000000" style:font-name="Times New Roman" fo:letter-spacing="normal" fo:font-style="normal" style:text-underline-style="solid" style:text-underline-width="auto" style:text-underline-color="font-color" fo:font-weight="normal"/>
    </style:style>
    <style:style style:name="T3" style:family="text">
      <style:text-properties fo:font-variant="normal" fo:text-transform="none" fo:color="#000000" style:font-name="Times New Roman" fo:font-size="14pt" fo:letter-spacing="normal" fo:font-style="normal" fo:font-weight="normal" style:font-size-asian="14pt" style:font-size-complex="14pt"/>
    </style:style>
    <style:style style:name="T4"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style:font-size-asian="14pt" style:font-size-complex="14pt"/>
    </style:style>
    <style:style style:name="T5" style:family="text">
      <style:text-properties fo:font-variant="normal" fo:text-transform="none" fo:color="#000000" style:font-name="Consolas1" fo:font-size="12pt" fo:letter-spacing="normal" fo:font-style="normal" fo:font-weight="normal" fo:background-color="transparent"/>
    </style:style>
    <style:style style:name="T6" style:family="text">
      <style:text-properties fo:font-variant="normal" fo:text-transform="none" fo:color="#000000" fo:letter-spacing="normal" fo:background-color="transparent"/>
    </style:style>
    <style:style style:name="T7" style:family="text">
      <style:text-properties fo:font-variant="normal" fo:text-transform="none" fo:color="#657b83" style:font-name="monospace" fo:font-size="9.75pt" fo:letter-spacing="normal" fo:font-style="normal" fo:font-weight="normal" fo:background-color="#fffffc"/>
    </style:style>
    <style:style style:name="T8" style:family="text">
      <style:text-properties fo:font-variant="normal" fo:text-transform="none" fo:color="#657b83" style:font-name="monospace" fo:font-size="9.75pt" fo:letter-spacing="normal" fo:font-style="normal" fo:font-weight="normal" fo:background-color="#fffffc" style:font-weight-asian="normal" style:font-weight-complex="normal"/>
    </style:style>
    <style:style style:name="T9" style:family="text">
      <style:text-properties fo:font-variant="normal" fo:text-transform="none" fo:color="#657b83" fo:letter-spacing="normal" fo:background-color="#fffffc"/>
    </style:style>
    <style:style style:name="T10" style:family="text">
      <style:text-properties fo:font-variant="normal" fo:text-transform="none" fo:color="#2aa198" style:font-name="monospace" fo:font-size="9.75pt" fo:letter-spacing="normal" fo:font-style="normal" fo:font-weight="normal" fo:background-color="#fffffc"/>
    </style:style>
    <style:style style:name="T11" style:family="text">
      <style:text-properties fo:font-variant="normal" fo:text-transform="none" fo:color="#2aa198" style:font-name="monospace" fo:font-size="9.75pt" fo:letter-spacing="normal" fo:font-style="normal" fo:font-weight="normal" fo:background-color="#fffffc" style:font-weight-asian="normal" style:font-weight-complex="normal"/>
    </style:style>
    <style:style style:name="T12" style:family="text">
      <style:text-properties fo:font-variant="normal" fo:text-transform="none" fo:color="#859900" style:font-name="monospace" fo:font-size="9.75pt" fo:letter-spacing="normal" fo:font-style="normal" fo:font-weight="normal" fo:background-color="#fffffc"/>
    </style:style>
    <style:style style:name="T13" style:family="text">
      <style:text-properties fo:font-variant="normal" fo:text-transform="none" fo:color="#859900" style:font-name="monospace" fo:font-size="9.75pt" fo:letter-spacing="normal" fo:font-style="normal" fo:font-weight="normal" fo:background-color="#fffffc" style:font-weight-asian="normal" style:font-weight-complex="normal"/>
    </style:style>
    <style:style style:name="T14" style:family="text">
      <style:text-properties fo:font-variant="normal" fo:text-transform="none" fo:color="#dc322f" style:font-name="monospace" fo:font-size="9.75pt" fo:letter-spacing="normal" fo:font-style="normal" fo:font-weight="normal" fo:background-color="#fffffc"/>
    </style:style>
    <style:style style:name="T15" style:family="text">
      <style:text-properties fo:font-variant="normal" fo:text-transform="none" fo:color="#0077aa" style:font-name="Consolas1" fo:font-size="12pt" fo:letter-spacing="normal" fo:font-style="normal" fo:font-weight="normal" fo:background-color="transparent"/>
    </style:style>
    <style:style style:name="T16" style:family="text">
      <style:text-properties fo:font-variant="normal" fo:text-transform="none" fo:color="#0077aa" style:font-name="Consolas1" fo:font-size="12pt" fo:letter-spacing="normal" fo:font-style="normal" fo:font-weight="normal" fo:background-color="transparent" style:font-weight-asian="normal" style:font-weight-complex="normal"/>
    </style:style>
    <style:style style:name="T17" style:family="text">
      <style:text-properties fo:font-variant="normal" fo:text-transform="none" fo:color="#999999" style:font-name="Consolas1" fo:font-size="12pt" fo:letter-spacing="normal" fo:font-style="normal" fo:font-weight="normal" fo:background-color="transparent"/>
    </style:style>
    <style:style style:name="T18" style:family="text">
      <style:text-properties fo:font-variant="normal" fo:text-transform="none" fo:color="#999999" style:font-name="Consolas1" fo:font-size="12pt" fo:letter-spacing="normal" fo:font-style="normal" fo:font-weight="normal" fo:background-color="transparent" style:font-weight-asian="normal" style:font-weight-complex="normal"/>
    </style:style>
    <style:style style:name="T19" style:family="text">
      <style:text-properties fo:font-variant="normal" fo:text-transform="none" fo:color="#a67f59" style:font-name="Consolas1" fo:font-size="12pt" fo:letter-spacing="normal" fo:font-style="normal" fo:font-weight="normal" fo:background-color="transparent"/>
    </style:style>
    <style:style style:name="T20" style:family="text">
      <style:text-properties fo:font-variant="normal" fo:text-transform="none" fo:color="#dd4a68" style:font-name="Consolas1" fo:font-size="12pt" fo:letter-spacing="normal" fo:font-style="normal" fo:font-weight="normal" fo:background-color="transparent"/>
    </style:style>
    <style:style style:name="T21" style:family="text">
      <style:text-properties fo:font-variant="normal" fo:text-transform="none" fo:color="#669900" style:font-name="Consolas1" fo:font-size="12pt" fo:letter-spacing="normal" fo:font-style="normal" fo:font-weight="normal" fo:background-color="transparent"/>
    </style:style>
    <style:style style:name="T22" style:family="text">
      <style:text-properties fo:font-variant="normal" fo:text-transform="none" fo:color="#990055" style:font-name="Consolas1" fo:font-size="12pt" fo:letter-spacing="normal" fo:font-style="normal" fo:font-weight="normal" fo:background-color="transparent"/>
    </style:style>
    <style:style style:name="T23" style:family="text">
      <style:text-properties fo:font-variant="normal" fo:text-transform="none" style:font-name="Consolas1" fo:font-size="12pt" fo:letter-spacing="normal" fo:font-style="normal" fo:font-weight="normal" fo:background-color="transparent" style:font-weight-asian="normal" style:font-weight-complex="normal"/>
    </style:style>
    <style:style style:name="T24" style:family="text">
      <style:text-properties fo:font-variant="normal" fo:text-transform="none" fo:color="#aa0d91" style:font-name="Times New Roman" fo:font-size="13pt" fo:letter-spacing="normal" fo:font-style="normal" style:font-size-asian="13pt" style:font-size-complex="13pt"/>
    </style:style>
    <style:style style:name="T25" style:family="text">
      <style:text-properties fo:font-variant="normal" fo:text-transform="none" fo:color="#aa0d91" style:font-name="Times New Roman" fo:letter-spacing="normal" fo:font-style="normal"/>
    </style:style>
    <style:style style:name="T26" style:family="text">
      <style:text-properties fo:font-variant="normal" fo:text-transform="none" fo:color="#c41a16" style:font-name="Times New Roman" fo:font-size="13pt" fo:letter-spacing="normal" fo:font-style="normal" style:font-size-asian="13pt" style:font-size-complex="13pt"/>
    </style:style>
    <style:style style:name="T27" style:family="text">
      <style:text-properties fo:font-variant="normal" fo:text-transform="none" fo:letter-spacing="normal"/>
    </style:style>
    <style:style style:name="T28" style:family="text">
      <style:text-properties fo:font-variant="normal" fo:text-transform="none" style:font-name="monaco" fo:font-size="8.25pt" fo:letter-spacing="normal" fo:font-style="normal"/>
    </style:style>
    <style:style style:name="T29" style:family="text">
      <style:text-properties fo:font-variant="normal" fo:text-transform="none" style:font-name="Times New Roman" fo:letter-spacing="normal"/>
    </style:style>
    <style:style style:name="T30" style:family="text">
      <style:text-properties fo:font-variant="normal" fo:text-transform="none" style:font-name="Times New Roman" fo:letter-spacing="normal" fo:font-style="normal"/>
    </style:style>
    <style:style style:name="T31" style:family="text">
      <style:text-properties fo:font-variant="normal" fo:text-transform="none" style:font-name="Times New Roman" fo:font-size="13pt" fo:letter-spacing="normal" style:font-size-asian="13pt" style:font-size-complex="13pt"/>
    </style:style>
    <style:style style:name="T32" style:family="text">
      <style:text-properties fo:font-variant="normal" fo:text-transform="none" style:font-name="Times New Roman" fo:font-size="13pt" fo:letter-spacing="normal" fo:font-style="normal" style:font-size-asian="13pt" style:font-size-complex="13pt"/>
    </style:style>
    <style:style style:name="T33" style:family="text">
      <style:text-properties fo:font-variant="normal" fo:text-transform="none" fo:color="#333333" style:font-name="Times New Roman" fo:letter-spacing="normal"/>
    </style:style>
    <style:style style:name="T34" style:family="text">
      <style:text-properties fo:font-variant="normal" fo:text-transform="none" fo:color="#333333" style:font-name="Times New Roman" fo:letter-spacing="normal" fo:font-style="normal"/>
    </style:style>
    <style:style style:name="T35" style:family="text">
      <style:text-properties fo:font-variant="normal" fo:text-transform="none" fo:color="#333333" style:font-name="Times New Roman" fo:letter-spacing="normal" fo:font-style="normal" fo:font-weight="bold"/>
    </style:style>
    <style:style style:name="T36" style:family="text">
      <style:text-properties fo:font-variant="normal" fo:text-transform="none" fo:color="#333333" style:font-name="Times New Roman" fo:font-size="14pt" fo:letter-spacing="normal" fo:font-style="normal" fo:font-weight="normal" style:font-size-asian="14pt" style:font-size-complex="14pt"/>
    </style:style>
    <style:style style:name="T37" style:family="text">
      <style:text-properties fo:font-variant="normal" fo:text-transform="none" fo:color="#333333" style:font-name="Times New Roman" fo:font-size="14pt" fo:letter-spacing="normal" style:font-size-asian="14pt" style:font-size-complex="14pt"/>
    </style:style>
    <style:style style:name="T38" style:family="text">
      <style:text-properties fo:font-variant="normal" fo:text-transform="none" fo:color="#333333" style:font-name="Times New Roman" fo:font-size="13pt" fo:letter-spacing="normal" style:font-size-asian="13pt" style:font-size-complex="13pt"/>
    </style:style>
    <style:style style:name="T39" style:family="text">
      <style:text-properties fo:font-variant="normal" fo:text-transform="none" fo:color="#333333" style:font-name="Times New Roman" fo:font-size="13pt" fo:letter-spacing="normal" fo:font-style="normal" fo:font-weight="normal" style:font-size-asian="13pt" style:font-size-complex="13pt"/>
    </style:style>
    <style:style style:name="T40" style:family="text">
      <style:text-properties fo:font-variant="normal" fo:text-transform="none" fo:color="#333333" style:text-line-through-style="none" style:font-name="Times New Roman" fo:font-size="13pt" fo:letter-spacing="normal" fo:font-style="normal" style:text-underline-style="none" fo:font-weight="normal" style:text-blinking="false" style:font-size-asian="13pt" style:font-size-complex="13pt"/>
    </style:style>
    <style:style style:name="T41" style:family="text">
      <style:text-properties fo:font-variant="normal" fo:text-transform="none" fo:color="#c7254e" style:font-name="Times New Roman" fo:letter-spacing="normal" fo:font-style="normal"/>
    </style:style>
    <style:style style:name="T42" style:family="text">
      <style:text-properties fo:font-variant="normal" fo:text-transform="none" fo:color="#5c2699" style:font-name="Times New Roman" fo:letter-spacing="normal" fo:font-style="normal"/>
    </style:style>
    <style:style style:name="T43" style:family="text">
      <style:text-properties fo:font-variant="normal" fo:text-transform="none" fo:color="#1c00cf" style:font-name="Times New Roman" fo:letter-spacing="normal" fo:font-style="normal"/>
    </style:style>
    <style:style style:name="T44" style:family="text">
      <style:text-properties fo:font-variant="normal" fo:text-transform="none" fo:color="#333388" style:font-name="Times New Roman" fo:letter-spacing="normal"/>
    </style:style>
    <style:style style:name="T45" style:family="text">
      <style:text-properties fo:font-variant="normal" fo:text-transform="none" fo:color="#e54305" style:font-name="Times New Roman" fo:letter-spacing="normal"/>
    </style:style>
    <style:style style:name="T46" style:family="text">
      <style:text-properties fo:font-variant="normal" fo:text-transform="none" fo:color="#e54305" style:font-name="Times New Roman" fo:font-size="14pt" fo:letter-spacing="normal" fo:font-style="normal" fo:font-weight="normal" style:font-size-asian="14pt" style:font-size-complex="14pt"/>
    </style:style>
    <style:style style:name="T47" style:family="text">
      <style:text-properties fo:font-variant="normal" fo:text-transform="none" fo:color="#666666" style:font-name="Times New Roman" fo:font-size="14pt" fo:letter-spacing="normal" fo:font-style="normal" fo:font-weight="normal" style:font-size-asian="14pt" style:font-size-complex="14pt"/>
    </style:style>
    <style:style style:name="T48" style:family="text">
      <style:text-properties fo:color="#000000" style:font-name="Times New Roman" fo:font-size="14pt" style:font-size-asian="14pt" style:font-size-complex="14pt"/>
    </style:style>
    <style:style style:name="T49" style:family="text">
      <style:text-properties fo:color="#000000" style:font-name="Times New Roman" fo:font-size="14pt" style:text-underline-style="solid" style:text-underline-width="auto" style:text-underline-color="font-color" style:font-size-asian="14pt" style:font-size-complex="14pt"/>
    </style:style>
    <style:style style:name="T50" style:family="text">
      <style:text-properties fo:font-weight="bold" style:font-weight-asian="bold" style:font-weight-complex="bold"/>
    </style:style>
    <style:style style:name="T51" style:family="text">
      <style:text-properties fo:font-weight="normal" style:font-weight-asian="normal" style:font-weight-complex="normal"/>
    </style:style>
    <style:style style:name="T52" style:family="text">
      <style:text-properties style:font-name="AR CENA"/>
    </style:style>
    <style:style style:name="T53" style:family="text">
      <style:text-properties style:font-name="Menlo" fo:font-size="9.75pt" fo:font-style="normal" fo:font-weight="normal"/>
    </style:style>
    <style:style style:name="T54" style:family="text">
      <style:text-properties fo:color="#a71d5d"/>
    </style:style>
    <style:style style:name="T55" style:family="text">
      <style:text-properties fo:color="#a71d5d" style:font-name="Consolas" fo:font-size="9.75pt" fo:font-style="normal" fo:font-weight="normal"/>
    </style:style>
    <style:style style:name="T56" style:family="text">
      <style:text-properties fo:color="#0086b3"/>
    </style:style>
    <style:style style:name="T57" style:family="text">
      <style:text-properties fo:color="#0086b3" style:font-name="Consolas" fo:font-size="9.75pt" fo:font-style="normal" fo:font-weight="normal"/>
    </style:style>
    <style:style style:name="T58" style:family="text">
      <style:text-properties fo:color="#183691"/>
    </style:style>
    <style:style style:name="T59" style:family="text">
      <style:text-properties fo:color="#183691" style:font-name="Consolas" fo:font-size="9.75pt" fo:font-style="normal" fo:font-weight="normal"/>
    </style:style>
    <style:style style:name="T60" style:family="text">
      <style:text-properties style:font-name="Consolas" fo:font-size="9.75pt" fo:font-style="normal" fo:font-weight="normal"/>
    </style:style>
    <style:style style:name="T61" style:family="text">
      <style:text-properties fo:color="#795da3" style:font-name="Consolas" fo:font-size="9.75pt" fo:font-style="normal" fo:font-weight="normal"/>
    </style:style>
    <style:style style:name="T62" style:family="text">
      <style:text-properties fo:color="#969896" style:font-name="Consolas" fo:font-size="9.75pt" fo:font-style="normal" fo:font-weight="normal"/>
    </style:style>
    <style:style style:name="T63" style:family="text">
      <style:text-properties style:font-name="Verdana" fo:font-size="9pt" style:font-name-asian="Verdana" style:font-size-asian="9pt" style:font-name-complex="Verdana" style:font-size-complex="9pt"/>
    </style:style>
    <style:style style:name="T64" style:family="text">
      <style:text-properties fo:color="#333333"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NODE.JS</text:p>
      <text:p text:style-name="P1"/>
      <text:p text:style-name="P1"><text:s/>Node js: </text:p>
      <text:p text:style-name="P1">This is a server side javascript. Node js uses an event driven non blocking IO. Node js runs on v8 javascript engine which is present in google chrome. Node js works with single thread asynchronus concept.</text:p>
      <text:p text:style-name="P1"/>
      <text:p text:style-name="P1">Here the event callback function is executed when the event is finished, it will not wait untill the event is finished </text:p>
      <text:p text:style-name="P1"/>
      <text:p text:style-name="P1">eg: db.query(select * from users, function(){</text:p>
      <text:p text:style-name="P1">code in this function will wait for result of the query</text:p>
      <text:p text:style-name="P1">})</text:p>
      <text:p text:style-name="P1">code after this event will not wait for the result of the query .</text:p>
      <text:p text:style-name="P1"/>
      <text:p text:style-name="P1">This is how non blocking I/O is achieved.</text:p>
      <text:p text:style-name="P1"/>
      <text:p text:style-name="P1">What we can do with Node.js :</text:p>
      <text:p text:style-name="P1"/>
      <text:p text:style-name="P1">by using node js we can create http server wih four lines of code.</text:p>
      <text:p text:style-name="P1">We can create tcp server .</text:p>
      <text:p text:style-name="P1">We can create DNS server , static file server </text:p>
      <text:p text:style-name="P1">node js can be used in any place where updates to the user or sent in real time.</text:p>
      <text:p text:style-name="P1"/>
      <text:p text:style-name="P1">var http = require("http");</text:p>
      <text:p text:style-name="P1">server = http.createServer();</text:p>
      <text:p text:style-name="P1">server.listen(8080);</text:p>
      <text:p text:style-name="P1"/>
      <text:p text:style-name="P1">var http = require("http");</text:p>
      <text:p text:style-name="P1">server = http.createServer(function(request,response){</text:p>
      <text:p text:style-name="P1"><text:tab/>response.write("Timer Started.");</text:p>
      <text:p text:style-name="P1"><text:tab/>setTimeout(function(){</text:p>
      <text:p text:style-name="P1"><text:tab/><text:tab/>response.write("Timer Started.");</text:p>
      <text:p text:style-name="P1"><text:tab/><text:tab/>//response.close()</text:p>
      <text:p text:style-name="P1"><text:tab/>},2000);</text:p>
      <text:p text:style-name="P1"><text:tab/>response.write("Timer Ended");</text:p>
      <text:p text:style-name="P1">})</text:p>
      <text:p text:style-name="P1">server.listen(8080);</text:p>
      <text:p text:style-name="P1">console.log("&gt; Server Started");</text:p>
      <text:p text:style-name="P1"/>
      <text:p text:style-name="P1">Non blocking : in node js non blocking concept is achieved by two things they are <text:soft-page-break/>callback and events . when we use callback function in and fileread function it will at as asynchronus.</text:p>
      <text:p text:style-name="P1"/>
      <text:p text:style-name="P1"/>
      <text:p text:style-name="P1">var fs = require("fs");</text:p>
      <text:p text:style-name="P1"/>
      <text:p text:style-name="P1">fs.readFile('input.txt', function (err, data) {</text:p>
      <text:p text:style-name="P1"><text:s text:c="3"/>if (err){</text:p>
      <text:p text:style-name="P1"><text:s text:c="6"/>console.log(err.stack);</text:p>
      <text:p text:style-name="P1"><text:s text:c="6"/>return;</text:p>
      <text:p text:style-name="P1"><text:s text:c="3"/>}</text:p>
      <text:p text:style-name="P1"><text:s text:c="3"/>console.log(data.toString());</text:p>
      <text:p text:style-name="P1">});</text:p>
      <text:p text:style-name="P1">console.log("Program Ended");</text:p>
      <text:p text:style-name="P1">note : async function accepts callback as secondparameter and every call back function accepts error as first parameter.</text:p>
      <text:p text:style-name="P1">Here in the above ex readfile is the async function of the filestream(fs) module.</text:p>
      <text:p text:style-name="P1"/>
      <text:p text:style-name="P1">Event emitters: event emitters is the concept which is responsible for event looping concept here the node js event loop waits for the event to occur and executes the callback function code when the event is occurred.</text:p>
      <text:p text:style-name="P1">Note : events are from nodejs events module.</text:p>
      <text:p text:style-name="P1">var events = require("events");</text:p>
      <text:p text:style-name="P1">var eventemitter = new events.EventEmitter();</text:p>
      <text:p text:style-name="P1">var connectionhandler = function connected()</text:p>
      <text:p text:style-name="P1">{</text:p>
      <text:p text:style-name="P1"><text:tab/>console.log("connection established");</text:p>
      <text:p text:style-name="P1"><text:tab/>eventemitter.emit("datareceived");</text:p>
      <text:p text:style-name="P1">}</text:p>
      <text:p text:style-name="P1"/>
      <text:p text:style-name="P1">eventemitter.on("connected",connectionhandler);</text:p>
      <text:p text:style-name="P1">eventemitter.on("datareceived",function()</text:p>
      <text:p text:style-name="P1">{</text:p>
      <text:p text:style-name="P1"><text:tab/>console.log("data received");</text:p>
      <text:p text:style-name="P1">})</text:p>
      <text:p text:style-name="P1">eventemitter.emit("connected");</text:p>
      <text:p text:style-name="P1">console.log("program ended");</text:p>
      <text:p text:style-name="P1"/>
      <text:p text:style-name="P1">here the event handlers are tied with events by eventemitter.on(“event name”,event handlere name(or)event handler function);</text:p>
      <text:p text:style-name="P1">events can be raised by eventemitter.emit(“event name”);</text:p>
      <text:p text:style-name="P1"/>
      <text:p text:style-name="P1"><text:soft-page-break/>EventEmitter provides multiple properties like  on  and  emit.  on  property is used to bind a function with the event and  emit  is used to fire an event. </text:p>
      <text:p text:style-name="P1"/>
      <text:p text:style-name="P1"/>
      <text:p text:style-name="P1"/>
      <text:p text:style-name="P1">Methods</text:p>
      <text:p text:style-name="P1">S.N.<text:tab/>method &amp; Description</text:p>
      <text:p text:style-name="P1">1<text:tab/>addListener(event, listener)</text:p>
      <text:p text:style-name="P1">Adds a listener to the end of the listeners array for the specified event. No checks are made to see if the listener has already been added. Multiple calls passing the same combination of event and listener will result in the listener being added multiple times. Returns emitter, so calls can be chained.</text:p>
      <text:p text:style-name="P1">2<text:tab/>on(event, listener)</text:p>
      <text:p text:style-name="P1">Adds a listener to the end of the listeners array for the specified event. No checks are made to see if the listener has already been added. Multiple calls passing the same combination of event and listener will result in the listener being added multiple times. Returns emitter, so calls can be chained.</text:p>
      <text:p text:style-name="P1">3<text:tab/>once(event, listener)</text:p>
      <text:p text:style-name="P1">Adds a one time listener for the event. This listener is invoked only the next time the event is fired, after which it is removed. Returns emitter, so calls can be chained.</text:p>
      <text:p text:style-name="P1">4<text:tab/>removeListener(event, listener)</text:p>
      <text:p text:style-name="P1">Remove a listener from the listener array for the specified event. Caution: changes array indices in the listener array behind the listener. removeListener will remove, at most, one instance of a listener from the listener array. If any single listener has been added multiple times to the listener array for the specified event, then removeListener must be called multiple times to remove each instance. Returns emitter, so calls can be chained.</text:p>
      <text:p text:style-name="P1">5<text:tab/>removeAllListeners([event])</text:p>
      <text:p text:style-name="P1">Removes all listeners, or those of the specified event. It's not a good idea to remove listeners that were added elsewhere in the code, especially when it's on an emitter that you didn't create (e.g. sockets or file streams). Returns emitter, so calls can be chained.</text:p>
      <text:p text:style-name="P1">6<text:tab/>setMaxListeners(n)</text:p>
      <text:p text:style-name="P1">By default EventEmitters will print a warning if more than 10 listeners are added for a particular event. This is a useful default which helps finding memory leaks. Obviously not all Emitters should be limited to 10. This function allows that to be increased. Set to zero for unlimited.</text:p>
      <text:p text:style-name="P1">7<text:tab/>listeners(event)</text:p>
      <text:p text:style-name="P1">Returns an array of listeners for the specified event.</text:p>
      <text:p text:style-name="P1">8<text:tab/>emit(event, [arg1], [arg2], [...])</text:p>
      <text:p text:style-name="P1">Execute each of the listeners in order with the supplied arguments. Returns true if event had listeners, false otherwise.</text:p>
      <text:p text:style-name="P1"/>
      <text:p text:style-name="P1"/>
      <text:p text:style-name="P1"><text:soft-page-break/></text:p>
      <text:p text:style-name="P1"/>
      <text:p text:style-name="P1"/>
      <text:p text:style-name="P1"/>
      <text:p text:style-name="P1"/>
      <text:p text:style-name="P1"/>
      <text:p text:style-name="P1">Events</text:p>
      <text:p text:style-name="P1">S.No.<text:tab/>Events &amp; Description</text:p>
      <text:p text:style-name="P1">1<text:tab/>newListener</text:p>
      <text:p text:style-name="P1">event  - String The event name</text:p>
      <text:p text:style-name="P1">listener  - Function The event handler function</text:p>
      <text:p text:style-name="P1">This event is emitted any time a listener is added. When this event is triggered, the listener may not yet have been added to the array of listeners for the event.</text:p>
      <text:p text:style-name="P1">2<text:tab/>removeListener</text:p>
      <text:p text:style-name="P1">event  - String The event name</text:p>
      <text:p text:style-name="P1">listener  - Function The event handler function</text:p>
      <text:p text:style-name="P1">This event is emitted any time someone removes a listener. When this event is triggered, the listener may not yet have been removed from the array of listeners for the event.</text:p>
      <text:p text:style-name="P1">var events = require("events");</text:p>
      <text:p text:style-name="P1">var eventemitter = new events.EventEmitter();</text:p>
      <text:p text:style-name="P1">var connectionhandler = function connected()</text:p>
      <text:p text:style-name="P1">{</text:p>
      <text:p text:style-name="P1"><text:tab/>console.log("connection established");</text:p>
      <text:p text:style-name="P1"><text:tab/>//eventemitter.removeListener("datareceived",secondListener);</text:p>
      <text:p text:style-name="P1"><text:tab/>eventemitter.emit("datareceived");</text:p>
      <text:p text:style-name="P1">}</text:p>
      <text:p text:style-name="P1"/>
      <text:p text:style-name="P1">eventemitter.addListener("connected",connectionhandler);</text:p>
      <text:p text:style-name="P1">eventemitter.addListener("datareceived",function()</text:p>
      <text:p text:style-name="P1">{</text:p>
      <text:p text:style-name="P1"><text:tab/>console.log("data received");</text:p>
      <text:p text:style-name="P1">})</text:p>
      <text:p text:style-name="P1">eventemitter.addListener("datareceived",secondListener);</text:p>
      <text:p text:style-name="P1">function secondListener()</text:p>
      <text:p text:style-name="P1">{</text:p>
      <text:p text:style-name="P1"><text:tab/>console.log(eventemitter.listeners("datareceived"));</text:p>
      <text:p text:style-name="P1"><text:tab/>console.log(require("events").EventEmitter.listenerCount(eventemitter,"datareceived"));</text:p>
      <text:p text:style-name="P1">}</text:p>
      <text:p text:style-name="P1">eventemitter.emit("connected");</text:p>
      <text:p text:style-name="P1">console.log("program ended");</text:p>
      <text:p text:style-name="P1"/>
      <text:p text:style-name="P1"><text:soft-page-break/></text:p>
      <text:p text:style-name="P1">Listener count is the class level method that is why we called that method with class name</text:p>
      <text:p text:style-name="P1">require("events").EventEmitter.listenerCount(eventemitter,"eventname");</text:p>
      <text:p text:style-name="P1"/>
      <text:p text:style-name="P1">Buffers :</text:p>
      <text:p text:style-name="P1">Pure javascript, while great with unicode-encoded strings, does not handle straight binary data very well. This is fine on the browser, where most data is in the form of strings. However, node.js servers have to also deal with TCP streams and reading and writing to the filesystem, both which make it necessary to deal with purely binary streams of data.</text:p>
      <text:p text:style-name="P1">One way to handle this problem is to just use strings  anyway, which is exactly what Node.js did at first. However, this approach is extremely problematic to work with; It's slow, makes you work with an API designed for strings and not binary data, and has a tendency to break in strange and mysterious ways.</text:p>
      <text:p text:style-name="P1">Don't use binary strings. Use  buffers  instead!</text:p>
      <text:p text:style-name="P1">var buffer = new Buffer(8); </text:p>
      <text:p text:style-name="P1">buffer.write("Hello", "utf-8") </text:p>
      <text:p text:style-name="P1">buffer.toString ('format') is used to read datafrom buffers. Default format is utf 8 and u have other formats like ascii utf-8 etc.</text:p>
      <text:p text:style-name="P1">we can convert buffer data to json by using buffer.toJSON(buffer)</text:p>
      <text:p text:style-name="P1">Concat : buffer.concat method is used to concatenate array of buffer instances into a single buffer.</text:p>
      <text:p text:style-name="P1">var buffer1 = new Buffer('TutorialsPoint ');</text:p>
      <text:p text:style-name="P1">var buffer2 = new Buffer('Simply Easy Learning');</text:p>
      <text:p text:style-name="P1">var buffer3 = Buffer.concat([buffer1,buffer2]);</text:p>
      <text:p text:style-name="P1">console.log("buffer3 content: " + buffer3.toString());</text:p>
      <text:p text:style-name="P1"/>
      <text:p text:style-name="P1"/>
      <text:p text:style-name="P1">Compare :</text:p>
      <text:p text:style-name="P1">buffer.compare method is used to compare the buffers and returns which buffer comes before what.</text:p>
      <text:p text:style-name="P1">var buffer1 = new Buffer('ABC');</text:p>
      <text:p text:style-name="P1">var buffer2 = new Buffer('ABCD');</text:p>
      <text:p text:style-name="P1">var result = buffer1.compare(buffer2);</text:p>
      <text:p text:style-name="P1"/>
      <text:p text:style-name="P1">if(result &lt; 0) {</text:p>
      <text:p text:style-name="P1"><text:s text:c="3"/>console.log(buffer1 +" comes before " + buffer2);</text:p>
      <text:p text:style-name="P1">}else if(result == 0){</text:p>
      <text:p text:style-name="P1"><text:s text:c="3"/>console.log(buffer1 +" is same as " + buffer2);</text:p>
      <text:p text:style-name="P1">}else {</text:p>
      <text:p text:style-name="P1"><text:s text:c="3"/>console.log(buffer1 +" comes after " + buffer2);</text:p>
      <text:p text:style-name="P1"><text:soft-page-break/>}</text:p>
      <text:p text:style-name="P1"/>
      <text:p text:style-name="P1">Copy : buffer.copy is used to copy the data from one buffer to another buffer.</text:p>
      <text:p text:style-name="P1">buf.copy(targetBuffer[, targetStart][, sourceStart][, sourceEnd])</text:p>
      <text:p text:style-name="P1"/>
      <text:p text:style-name="P1">Slice: buffer.slice method is used to divide the data in the buffer.</text:p>
      <text:p text:style-name="P1">buf.slice([start][, end])</text:p>
      <text:p text:style-name="P1">var buffer1 = new Buffer('TutorialsPoint');</text:p>
      <text:p text:style-name="P1">//slicing a buffer</text:p>
      <text:p text:style-name="P1">var buffer2 = buffer1.slice(0,9);</text:p>
      <text:p text:style-name="P1">console.log("buffer2 content: " + buffer2.toString());</text:p>
      <text:p text:style-name="P1"/>
      <text:p text:style-name="P1"/>
      <text:p text:style-name="P1"/>
      <text:p text:style-name="P1">SN<text:tab/>Method &amp; Description</text:p>
      <text:p text:style-name="P1">1<text:tab/>new Buffer(size)  </text:p>
      <text:p text:style-name="P1">Allocates a new buffer of size octets. Note, size must be no more than kMaxLength. Otherwise, a RangeError will be thrown here.</text:p>
      <text:p text:style-name="P1">2<text:tab/>new Buffer(buffer)  </text:p>
      <text:p text:style-name="P1">Copies the passed buffer data onto a new Buffer instance.</text:p>
      <text:p text:style-name="P1">3<text:tab/>new Buffer(str[, encoding])</text:p>
      <text:p text:style-name="P1">Allocates a new buffer containing the given str. encoding defaults to 'utf8'.</text:p>
      <text:p text:style-name="P1">4<text:tab/>buf.length</text:p>
      <text:p text:style-name="P1">Returns the size of the buffer in bytes. Note that this is not necessarily the size of the contents. length refers to the amount of memory allocated for the buffer object. It does not change when the contents of the buffer are changed.</text:p>
      <text:p text:style-name="P1">5<text:tab/>buf.write(string[, offset][, length][, encoding])</text:p>
      <text:p text:style-name="P1">Writes string to the buffer at offset using the given encoding. offset defaults to 0, encoding defaults to 'utf8'. length is the number of bytes to write. Returns number of octets written.</text:p>
      <text:p text:style-name="P1">6<text:tab/>buf.writeUIntLE(value, offset, byteLength[, noAssert])</text:p>
      <text:p text:style-name="P1">Writes value to the buffer at the specified offset and byteLength. Supports up to 48 bits of accuracy. Set noAssert to true to skip validation of value and offset. Defaults to false.</text:p>
      <text:p text:style-name="P1">7<text:tab/>buf.writeUIntBE(value, offset, byteLength[, noAssert])</text:p>
      <text:p text:style-name="P1">Writes value to the buffer at the specified offset and byteLength. Supports up to 48 bits of accuracy. Set noAssert to true to skip validation of value and offset. Defaults to false.</text:p>
      <text:p text:style-name="P1">8<text:tab/>buf.writeIntLE(value, offset, byteLength[, noAssert])</text:p>
      <text:p text:style-name="P1">Writes value to the buffer at the specified offset and byteLength. Supports up to 48 bits of accuracy. Set noAssert to true to skip validation of value and offset. Defaults to false.</text:p>
      <text:p text:style-name="P1">9<text:tab/>buf.writeIntBE(value, offset, byteLength[, noAssert])</text:p>
      <text:p text:style-name="P1">Writes value to the buffer at the specified offset and byteLength. Supports up to 48 bits of accuracy. Set noAssert to true to skip validation of value and offset. Defaults to false.</text:p>
      <text:p text:style-name="P1"><text:soft-page-break/>10<text:tab/>buf.readUIntLE(offset, byteLength[, noAssert])</text:p>
      <text:p text:style-name="P1">A generalized version of all numeric read methods. Supports up to 48 bits of accuracy.Set noAssert to true to skip validation of offset. This means that offset may be beyond the end of the buffer. Defaults to false.</text:p>
      <text:p text:style-name="P1">11<text:tab/>buf.readUIntBE(offset, byteLength[, noAssert])</text:p>
      <text:p text:style-name="P1">A generalized version of all numeric read methods. Supports up to 48 bits of accuracy.Set noAssert to true to skip validation of offset. This means that offset may be beyond the end of the buffer. Defaults to false.</text:p>
      <text:p text:style-name="P1">12<text:tab/>buf.readIntLE(offset, byteLength[, noAssert])</text:p>
      <text:p text:style-name="P1">A generalized version of all numeric read methods. Supports up to 48 bits of accuracy.Set noAssert to true to skip validation of offset. This means that offset may be beyond the end of the buffer. Defaults to false.</text:p>
      <text:p text:style-name="P1">13<text:tab/>buf.readIntBE(offset, byteLength[, noAssert])</text:p>
      <text:p text:style-name="P1">A generalized version of all numeric read methods. Supports up to 48 bits of accuracy.Set noAssert to true to skip validation of offset. This means that offset may be beyond the end of the buffer. Defaults to false.</text:p>
      <text:p text:style-name="P1">14<text:tab/>buf.toString([encoding][, start][, end])</text:p>
      <text:p text:style-name="P1">Decodes and returns a string from buffer data encoded using the specified character set encoding.</text:p>
      <text:p text:style-name="P1">15<text:tab/>buf.toJSON()</text:p>
      <text:p text:style-name="P1">Returns a JSON-representation of the Buffer instance. JSON.stringify implicitly calls this function when stringifying a Buffer instance.</text:p>
      <text:p text:style-name="P1">16<text:tab/>buf[index]</text:p>
      <text:p text:style-name="P1">Get and set the octet at index. The values refer to individual bytes, so the legal range is between 0x00 and 0xFF hex or 0 and 255.</text:p>
      <text:p text:style-name="P1">17<text:tab/>buf.equals(otherBuffer)</text:p>
      <text:p text:style-name="P1">Returns a boolean of whether this and otherBuffer have the same bytes.</text:p>
      <text:p text:style-name="P1">18<text:tab/>buf.compare(otherBuffer)</text:p>
      <text:p text:style-name="P1">Returns a number indicating whether this comes before or after or is the same as the otherBuffer in sort order.</text:p>
      <text:p text:style-name="P1">19<text:tab/>buf.copy(targetBuffer[, targetStart][, sourceStart][, sourceEnd])</text:p>
      <text:p text:style-name="P1">Copies data from a region of this buffer to a region in the target buffer even if the target memory region overlaps with the source. If undefined the targetStart and sourceStart parameters default to 0 while sourceEnd defaults to buffer.length.</text:p>
      <text:p text:style-name="P1">20<text:tab/>buf.slice([start][, end])</text:p>
      <text:p text:style-name="P1">Returns a new buffer which references the same memory as the old, but offset and cropped by the start (defaults to 0) and end (defaults to buffer.length) indexes. Negative indexes start from the end of the buffer.</text:p>
      <text:p text:style-name="P1">21<text:tab/>buf.readUInt8(offset[, noAssert])</text:p>
      <text:p text:style-name="P1">Reads an unsigned 8 bit integer from the buffer at the specified offset. Set noAssert to true to skip validation of offset. This means that offset may be beyond the end of the buffer. Defaults to false.</text:p>
      <text:p text:style-name="P1"><text:soft-page-break/>22<text:tab/>buf.readUInt16LE(offset[, noAssert])</text:p>
      <text:p text:style-name="P1">Reads an unsigned 16 bit integer from the buffer at the specified offset with specified endian format. Set noAssert to true to skip validation of offset. This means that offset may be beyond the end of the buffer. Defaults to false.</text:p>
      <text:p text:style-name="P1">23<text:tab/>buf.readUInt16BE(offset[, noAssert])</text:p>
      <text:p text:style-name="P1">Reads an unsigned 16 bit integer from the buffer at the specified offset with specified endian format. Set noAssert to true to skip validation of offset. This means that offset may be beyond the end of the buffer. Defaults to false.</text:p>
      <text:p text:style-name="P1">24<text:tab/>buf.readUInt32LE(offset[, noAssert])</text:p>
      <text:p text:style-name="P1">Reads an unsigned 32 bit integer from the buffer at the specified offset with specified endian format. Set noAssert to true to skip validation of offset. This means that offset may be beyond the end of the buffer. Defaults to false.</text:p>
      <text:p text:style-name="P1">25<text:tab/>buf.readUInt32BE(offset[, noAssert])</text:p>
      <text:p text:style-name="P1">Reads an unsigned 32 bit integer from the buffer at the specified offset with specified endian format. Set noAssert to true to skip validation of offset. This means that offset may be beyond the end of the buffer. Defaults to false.</text:p>
      <text:p text:style-name="P1">26<text:tab/>buf.readInt8(offset[, noAssert])</text:p>
      <text:p text:style-name="P1">Reads a signed 8 bit integer from the buffer at the specified offset. Set noAssert to true to skip validation of offset. This means that offset may be beyond the end of the buffer. Defaults to false.</text:p>
      <text:p text:style-name="P1">27<text:tab/>buf.readInt16LE(offset[, noAssert])</text:p>
      <text:p text:style-name="P1">Reads a signed 16 bit integer from the buffer at the specified offset with specified endian format. Set noAssert to true to skip validation of offset. This means that offset may be beyond the end of the buffer. Defaults to false.</text:p>
      <text:p text:style-name="P1">28<text:tab/>buf.readInt16BE(offset[, noAssert])</text:p>
      <text:p text:style-name="P1">Reads a signed 16 bit integer from the buffer at the specified offset with specified endian format. Set noAssert to true to skip validation of offset. This means that offset may be beyond the end of the buffer. Defaults to false.</text:p>
      <text:p text:style-name="P1">29<text:tab/>buf.readInt32LE(offset[, noAssert])</text:p>
      <text:p text:style-name="P1">Reads a signed 32 bit integer from the buffer at the specified offset with specified endian format. Set noAssert to true to skip validation of offset. This means that offset may be beyond the end of the buffer. Defaults to false.</text:p>
      <text:p text:style-name="P1">30<text:tab/>buf.readInt32BE(offset[, noAssert])</text:p>
      <text:p text:style-name="P1">Reads a signed 32 bit integer from the buffer at the specified offset with specified endian format. Set noAssert to true to skip validation of offset. This means that offset may be beyond the end of the buffer. Defaults to false.</text:p>
      <text:p text:style-name="P1">31<text:tab/>buf.readFloatLE(offset[, noAssert])</text:p>
      <text:p text:style-name="P1">Reads a 32 bit float from the buffer at the specified offset with specified endian format. Set noAssert to true to skip validation of offset. This means that offset may be beyond the end of the buffer. Defaults to false.</text:p>
      <text:p text:style-name="P1">32<text:tab/>buf.readFloatBE(offset[, noAssert])</text:p>
      <text:p text:style-name="P1">Reads a 32 bit float from the buffer at the specified offset with specified endian format. <text:soft-page-break/>Set noAssert to true to skip validation of offset. This means that offset may be beyond the end of the buffer. Defaults to false.</text:p>
      <text:p text:style-name="P1">33<text:tab/>buf.readDoubleLE(offset[, noAssert])</text:p>
      <text:p text:style-name="P1">Reads a 64 bit double from the buffer at the specified offset with specified endian format. Set noAssert to true to skip validation of offset. This means that offset may be beyond the end of the buffer. Defaults to false.</text:p>
      <text:p text:style-name="P1">34<text:tab/>buf.readDoubleBE(offset[, noAssert])</text:p>
      <text:p text:style-name="P1">Reads a 64 bit double from the buffer at the specified offset with specified endian format. Set noAssert to true to skip validation of offset. This means that offset may be beyond the end of the buffer. Defaults to false.</text:p>
      <text:p text:style-name="P1">35<text:tab/>buf.writeUInt8(value, offset[, noAssert])</text:p>
      <text:p text:style-name="P1">Writes value to the buffer at the specified offset. Note, value must be a valid unsigned 8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36<text:tab/>buf.writeUInt16LE(value, offset[, noAssert])</text:p>
      <text:p text:style-name="P1">Writes value to the buffer at the specified offset with specified endian format. Note, value must be a valid un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37<text:tab/>buf.writeUInt16BE(value, offset[, noAssert])</text:p>
      <text:p text:style-name="P1">Writes value to the buffer at the specified offset with specified endian format. Note, value must be a valid un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38<text:tab/>buf.writeUInt32LE(value, offset[, noAssert])</text:p>
      <text:p text:style-name="P1">Writes value to the buffer at the specified offset with specified endian format. Note, value must be a valid un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39<text:tab/>buf.writeUInt32BE(value, offset[, noAssert])</text:p>
      <text:p text:style-name="P1">Writes value to the buffer at the specified offset with specified endian format. Note, value must be a valid un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0<text:tab/>buf.writeInt8(value, offset[, noAssert])</text:p>
      <text:p text:style-name="P1">Writes value to the buffer at the specified offset with specified endian format. Note, <text:soft-page-break/>value must be a valid signed 8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1<text:tab/>buf.writeInt16LE(value, offset[, noAssert])</text:p>
      <text:p text:style-name="P1">Writes value to the buffer at the specified offset with specified endian format. Note, value must be a valid 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2<text:tab/>buf.writeInt16BE(value, offset[, noAssert])</text:p>
      <text:p text:style-name="P1">Writes value to the buffer at the specified offset with specified endian format. Note, value must be a valid 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3<text:tab/>buf.writeInt32LE(value, offset[, noAssert])</text:p>
      <text:p text:style-name="P1">Writes value to the buffer at the specified offset with specified endian format. Note, value must be a valid 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4<text:tab/>buf.writeInt32BE(value, offset[, noAssert])</text:p>
      <text:p text:style-name="P1">Writes value to the buffer at the specified offset with specified endian format. Note, value must be a valid 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5<text:tab/>buf.writeFloatLE(value, offset[, noAssert])</text:p>
      <text:p text:style-name="P1">Writes value to the buffer at the specified offset with specified endian format. Note, value must be a valid 32 bit float.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6<text:tab/>buf.writeFloatBE(value, offset[, noAssert])</text:p>
      <text:p text:style-name="P1">Writes value to the buffer at the specified offset with specified endian format. Note, value must be a valid 32 bit float.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7<text:tab/>buf.writeDoubleLE(value, offset[, noAssert])</text:p>
      <text:p text:style-name="P1">Writes value to the buffer at the specified offset with specified endian format. Note, <text:soft-page-break/>value must be a valid 64 bit double.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8<text:tab/>buf.writeDoubleBE(value, offset[, noAssert])</text:p>
      <text:p text:style-name="P1">Writes value to the buffer at the specified offset with specified endian format. Note, value must be a valid 64 bit double.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p>
      <text:p text:style-name="P1">49<text:tab/>buf.fill(value[, offset][, end])</text:p>
      <text:p text:style-name="P1">Fills the buffer with the specified value. If the offset (defaults to 0) and end (defaults to buffer.length) are not given it will fill the entire buffer.</text:p>
      <text:p text:style-name="P1">Class Methods</text:p>
      <text:p text:style-name="P1">SN<text:tab/>Method &amp; Description</text:p>
      <text:p text:style-name="P1">1<text:tab/>Buffer.isEncoding(encoding)</text:p>
      <text:p text:style-name="P1">Returns true if the encoding is a valid encoding argument, or false otherwise.</text:p>
      <text:p text:style-name="P1">2<text:tab/>Buffer.isBuffer(obj)</text:p>
      <text:p text:style-name="P1">Tests if obj is a Buffer.</text:p>
      <text:p text:style-name="P1">3<text:tab/>Buffer.byteLength(string[, encoding])</text:p>
      <text:p text:style-name="P1">Gives the actual byte length of a string. encoding defaults to 'utf8'. This is not the same as String.prototype.length since that returns the number of characters in a string.</text:p>
      <text:p text:style-name="P1">4<text:tab/>Buffer.concat(list[, totalLength])</text:p>
      <text:p text:style-name="P1">Returns a buffer which is the result of concatenating all the buffers in the list together.</text:p>
      <text:p text:style-name="P1">5<text:tab/>Buffer.compare(buf1, buf2)</text:p>
      <text:p text:style-name="P1">The same as buf1.compare(buf2). Useful for sorting an Array of Buffers.</text:p>
      <text:p text:style-name="P1"/>
      <text:p text:style-name="P1">Streams :</text:p>
      <text:p text:style-name="P1">Streams are objects that let you read data from a source or write data to a destination in continous fashion. In Node.js, there are four types of streams.</text:p>
      <text:p text:style-name="P1">Readable  - Stream which is used for read operation.</text:p>
      <text:p text:style-name="P1">Writable  - Stream which is used for write operation.</text:p>
      <text:p text:style-name="P1">Duplex  - Stream which can be used for both read and write operation.</text:p>
      <text:p text:style-name="P1">Transform  - A type of duplex stream where the output is computed based on input.</text:p>
      <text:p text:style-name="P1">Each type of Stream is an  EventEmitter  instance and throws several events at different instance of times. For example, some of the commonly used events are:</text:p>
      <text:p text:style-name="P1">data  - This event is fired when there is data is available to read.</text:p>
      <text:p text:style-name="P1">end  - This event is fired when there is no more data to read.</text:p>
      <text:p text:style-name="P1">error  - This event is fired when there is any error receiving or writing data.</text:p>
      <text:p text:style-name="P1">finish  - This event is fired when all data has been flushed to underlying system</text:p>
      <text:p text:style-name="P1"/>
      <text:p text:style-name="P1">var fs = require("fs");</text:p>
      <text:p text:style-name="P1"><text:soft-page-break/>var data = '';</text:p>
      <text:p text:style-name="P1"/>
      <text:p text:style-name="P1">// Create a readable stream</text:p>
      <text:p text:style-name="P1">var readerStream = fs.createReadStream('input.txt');</text:p>
      <text:p text:style-name="P1"/>
      <text:p text:style-name="P1">// Set the encoding to be utf8. </text:p>
      <text:p text:style-name="P1">readerStream.setEncoding('UTF8');</text:p>
      <text:p text:style-name="P1"/>
      <text:p text:style-name="P1">// Handle stream events --&gt; data, end, and error</text:p>
      <text:p text:style-name="P1">readerStream.on('data', function(chunk) {</text:p>
      <text:p text:style-name="P1"><text:s text:c="3"/>data += chunk;</text:p>
      <text:p text:style-name="P1">});</text:p>
      <text:p text:style-name="P1"/>
      <text:p text:style-name="P1">readerStream.on('end',function(){</text:p>
      <text:p text:style-name="P1"><text:s text:c="3"/>console.log(data);</text:p>
      <text:p text:style-name="P1">});</text:p>
      <text:p text:style-name="P1"/>
      <text:p text:style-name="P1">readerStream.on('error', function(err){</text:p>
      <text:p text:style-name="P1"><text:s text:c="3"/>console.log(err.stack);</text:p>
      <text:p text:style-name="P1">});</text:p>
      <text:p text:style-name="P1"/>
      <text:p text:style-name="P1">console.log("Program Ended");</text:p>
      <text:p text:style-name="P1"/>
      <text:p text:style-name="P1"/>
      <text:p text:style-name="P1"/>
      <text:p text:style-name="P1">Write stream :</text:p>
      <text:p text:style-name="P1">write stream is used to write the data into a source.</text:p>
      <text:p text:style-name="P1">var writerStream = fs.createWriteStream('output.txt');</text:p>
      <text:p text:style-name="P1"/>
      <text:p text:style-name="P1">// Write the data to stream with encoding to be utf8</text:p>
      <text:p text:style-name="P1">writerStream.write(data,'UTF8');</text:p>
      <text:p text:style-name="P1"/>
      <text:p text:style-name="P1">Pipe Stream : pipe stream is a concept where the output of one stream is the input of another stream. There is no limit for piping</text:p>
      <text:p text:style-name="P1">var readerStream = fs.createReadStream('input.txt');</text:p>
      <text:p text:style-name="P1"/>
      <text:p text:style-name="P1">// Create a writable stream</text:p>
      <text:p text:style-name="P1">var writerStream = fs.createWriteStream('output.txt');</text:p>
      <text:p text:style-name="P1"/>
      <text:p text:style-name="P1">// Pipe the read and write operations</text:p>
      <text:p text:style-name="P1">// read input.txt and write data to output.txt</text:p>
      <text:p text:style-name="P1">readerStream.pipe(writerStream);</text:p>
      <text:p text:style-name="P1"><text:soft-page-break/>Filestream : filestream is a node js module to perform operations on a file.</text:p>
      <text:p text:style-name="P1">Fs is the node js module to get the filestream object.</text:p>
      <text:p text:style-name="P1">Var fs = require(“fs”);</text:p>
      <text:p text:style-name="P1">filestream contains both asynchronus and synchronus methods.</text:p>
      <text:p text:style-name="P1">Synchronous vs Asynchronous</text:p>
      <text:p text:style-name="P1">Every method in fs module have synchronous as well as asynchronous form. Asynchronous methods takes a last parameter as completion function callback and first parameter of the callback function is error. It is preferred to use asynchronous method instead of synchronous method as former never block the program execution where as the second one does.</text:p>
      <text:p text:style-name="P1">Open:</text:p>
      <text:p text:style-name="P1">this method is used to open the file in the desired mode.</text:p>
      <text:p text:style-name="P1">fs.open(path, flags[, mode], callback)</text:p>
      <text:p text:style-name="P1">Parameters</text:p>
      <text:p text:style-name="P1">Here is the description of the parameters used:</text:p>
      <text:p text:style-name="P1">path  - This is string having file name including path.</text:p>
      <text:p text:style-name="P1">flags  - Flag tells the behavior of the file to be opened. All possible values have been mentioned below.</text:p>
      <text:p text:style-name="P1">mode  - This sets the file mode (permission and sticky bits), but only if the file was created. It defaults to 0666, readable and writeable.</text:p>
      <text:p text:style-name="P1">callback  - This is the callback function which gets two arguments (err, fd).</text:p>
      <text:p text:style-name="P1"/>
      <text:p text:style-name="P1">Flag<text:tab/>Description</text:p>
      <text:p text:style-name="P1">r<text:tab/>Open file for reading. An exception occurs if the file does not exist.</text:p>
      <text:p text:style-name="P1">r+<text:tab/>Open file for reading and writing. An exception occurs if the file does not exist.</text:p>
      <text:p text:style-name="P1">rs<text:tab/>Open file for reading in synchronous mode.</text:p>
      <text:p text:style-name="P1">rs+<text:tab/>Open file for reading and writing, telling the OS to open it synchronously. See notes for 'rs' about using this with caution.</text:p>
      <text:p text:style-name="P1">w<text:tab/>Open file for writing. The file is created (if it does not exist) or truncated (if it exists).</text:p>
      <text:p text:style-name="P1">wx<text:tab/>Like 'w' but fails if path exists.</text:p>
      <text:p text:style-name="P1">w+<text:tab/>Open file for reading and writing. The file is created (if it does not exist) or truncated (if it exists).</text:p>
      <text:p text:style-name="P1">wx+<text:tab/>Like 'w+' but fails if path exists.</text:p>
      <text:p text:style-name="P1">a<text:tab/>Open file for appending. The file is created if it does not exist.</text:p>
      <text:p text:style-name="P1">ax<text:tab/>Like 'a' but fails if path exists.</text:p>
      <text:p text:style-name="P1">a+<text:tab/>Open file for reading and appending. The file is created if it does not exist.</text:p>
      <text:p text:style-name="P1">ax+<text:tab/>Like 'a+' but fails if path exists.</text:p>
      <text:p text:style-name="P1"/>
      <text:p text:style-name="P1">Get the File information :</text:p>
      <text:p text:style-name="P1">to get the information of the file use stat method in fs.</text:p>
      <text:p text:style-name="P1">fs.stat(path,callback);</text:p>
      <text:p text:style-name="P1"><text:soft-page-break/>path is the path of the file you want.</text:p>
      <text:p text:style-name="P1">fs.stat(path,function(error,stats){</text:p>
      <text:p text:style-name="P1">stats.isFile();</text:p>
      <text:p text:style-name="P1">stats.isDirectory();</text:p>
      <text:p text:style-name="P1">});</text:p>
      <text:p text:style-name="P1"/>
      <text:p text:style-name="P1"/>
      <text:p text:style-name="P1">Write :</text:p>
      <text:p text:style-name="P1">this method is used to write the data or buffer into the file.</text:p>
      <text:p text:style-name="P1">fs.writeFile(filename, data[, options], callback)</text:p>
      <text:p text:style-name="P1">path  - This is string having file name including path.</text:p>
      <text:p text:style-name="P1">data  - This is the String or Buffer to be written into the file.</text:p>
      <text:p text:style-name="P1">options  - The third parameter is an object which will hold {encoding, mode, flag}. By default encoding is utf8, mode is octal value 0666 and flag is 'w'</text:p>
      <text:p text:style-name="P1">callback  - This is the callback function which gets a single parameter err and used to to return error in case of any writing error.</text:p>
      <text:p text:style-name="P1"/>
      <text:p text:style-name="P1"/>
      <text:p text:style-name="P1">Read :</text:p>
      <text:p text:style-name="P1">the following method is used to read the data from a file.</text:p>
      <text:p text:style-name="P1">fs.read(fd, buffer, offset, length, position, callback)</text:p>
      <text:p text:style-name="P1">Parameters</text:p>
      <text:p text:style-name="P1">Here is the description of the parameters used:</text:p>
      <text:p text:style-name="P1">fd  - This is the file descriptor returned by file fs.open() method.</text:p>
      <text:p text:style-name="P1">buffer  - This is the buffer that the data will be written to.</text:p>
      <text:p text:style-name="P1">offset  - This is the offset in the buffer to start writing at.</text:p>
      <text:p text:style-name="P1">length  - This is an integer specifying the number of bytes to read.</text:p>
      <text:p text:style-name="P1">position  - This is an integer specifying where to begin reading from in the file. If position is null, data will be read from the current file position.</text:p>
      <text:p text:style-name="P1">callback  - This is the callback function which gets the three arguments, (err, bytesRead, buffer).</text:p>
      <text:p text:style-name="P1"/>
      <text:p text:style-name="P1"/>
      <text:p text:style-name="P1">Close :</text:p>
      <text:p text:style-name="P1">fs.close(fd,callback);</text:p>
      <text:p text:style-name="P1">fd: is the file descriptor returned by the callback function of the file open.</text:p>
      <text:p text:style-name="P1">fs.open('input.txt', 'r+', function(err, fd) {</text:p>
      <text:p text:style-name="P1"><text:s text:c="3"/>if (err) {</text:p>
      <text:p text:style-name="P1"><text:s text:c="7"/>return console.error(err);</text:p>
      <text:p text:style-name="P1"><text:s text:c="3"/>}</text:p>
      <text:p text:style-name="P1"><text:s text:c="3"/>console.log("File opened successfully!");</text:p>
      <text:p text:style-name="P1"><text:s text:c="3"/>console.log("Going to read the file");</text:p>
      <text:p text:style-name="P1"><text:soft-page-break/><text:s text:c="3"/>fs.read(fd, buf, 0, buf.length, 0, function(err, bytes){</text:p>
      <text:p text:style-name="P1"><text:s text:c="6"/>if (err){</text:p>
      <text:p text:style-name="P1"><text:s text:c="9"/>console.log(err);</text:p>
      <text:p text:style-name="P1"><text:s text:c="6"/>}</text:p>
      <text:p text:style-name="P1"/>
      <text:p text:style-name="P1"><text:s text:c="6"/>// Print only read bytes to avoid junk.</text:p>
      <text:p text:style-name="P1"><text:s text:c="6"/>if(bytes &gt; 0){</text:p>
      <text:p text:style-name="P1"><text:s text:c="9"/>console.log(buf.slice(0, bytes).toString());</text:p>
      <text:p text:style-name="P1"><text:s text:c="6"/>}</text:p>
      <text:p text:style-name="P1"/>
      <text:p text:style-name="P1"><text:s text:c="6"/>// Close the opened file.</text:p>
      <text:p text:style-name="P1"><text:s text:c="6"/>fs.close(fd, function(err){</text:p>
      <text:p text:style-name="P1"><text:s text:c="9"/>if (err){</text:p>
      <text:p text:style-name="P1"><text:s text:c="12"/>console.log(err);</text:p>
      <text:p text:style-name="P1"><text:s text:c="9"/>} </text:p>
      <text:p text:style-name="P1"><text:s text:c="9"/>console.log("File closed successfully.");</text:p>
      <text:p text:style-name="P1"><text:s text:c="6"/>});</text:p>
      <text:p text:style-name="P1"><text:s text:c="3"/>});</text:p>
      <text:p text:style-name="P1">});</text:p>
      <text:p text:style-name="P1">Delete the file :</text:p>
      <text:p text:style-name="P1">to delete the file we have to use method unlink()</text:p>
      <text:p text:style-name="P1">fs.unlink(path, callback);</text:p>
      <text:p text:style-name="P1">path is the path of the file to be deleted. Callback method has only one parameter ie error.</text:p>
      <text:p text:style-name="P1"/>
      <text:p text:style-name="P1">var fs = require("fs");</text:p>
      <text:p text:style-name="P1"/>
      <text:p text:style-name="P1">console.log("Going to delete an existing file");</text:p>
      <text:p text:style-name="P1">fs.unlink('input.txt', function(err) {</text:p>
      <text:p text:style-name="P1"><text:s text:c="3"/>if (err) {</text:p>
      <text:p text:style-name="P1"><text:s text:c="7"/>return console.error(err);</text:p>
      <text:p text:style-name="P1"><text:s text:c="3"/>}</text:p>
      <text:p text:style-name="P1"><text:s text:c="3"/>console.log("File deleted successfully!");</text:p>
      <text:p text:style-name="P1">});</text:p>
      <text:p text:style-name="P1">Creating directory:</text:p>
      <text:p text:style-name="P1">by using the method mkdir we can create directory in nodejs.</text:p>
      <text:p text:style-name="P1">fs.mkdir(path, mode, callback);</text:p>
      <text:p text:style-name="P1">path of the directory to be created mode for the level of security of the directory.</text:p>
      <text:p text:style-name="P1"/>
      <text:p text:style-name="P1">fs.mkdir('/tmp/test',function(err){</text:p>
      <text:p text:style-name="P1"><text:s text:c="3"/>if (err) {</text:p>
      <text:p text:style-name="P1"><text:s text:c="7"/>return console.error(err);</text:p>
      <text:p text:style-name="P1"><text:soft-page-break/><text:s text:c="3"/>}</text:p>
      <text:p text:style-name="P1"><text:s text:c="3"/>console.log("Directory created successfully!");</text:p>
      <text:p text:style-name="P1">});</text:p>
      <text:p text:style-name="P1">Read Directory:</text:p>
      <text:p text:style-name="P1">to read the directory in nodejs use readdir() method.</text:p>
      <text:p text:style-name="P1">fs.readdir(path, callback);</text:p>
      <text:p text:style-name="P1"/>
      <text:p text:style-name="P1">Remove Directory:</text:p>
      <text:p text:style-name="P1">by using method rmdir in node js we can delete the directory.</text:p>
      <text:p text:style-name="P1">fs.rmdir(path,callback);</text:p>
      <text:p text:style-name="P1"/>
      <text:p text:style-name="P1"/>
      <text:p text:style-name="P1"/>
      <text:p text:style-name="P1">SN<text:tab/>Method &amp; Description</text:p>
      <text:p text:style-name="P1">1<text:tab/>fs.rename(oldPath, newPath, callback)</text:p>
      <text:p text:style-name="P1">Asynchronous rename(). No arguments other than a possible exception are given to the completion callback.</text:p>
      <text:p text:style-name="P1">2<text:tab/>fs.ftruncate(fd, len, callback)</text:p>
      <text:p text:style-name="P1">Asynchronous ftruncate(). No arguments other than a possible exception are given to the completion callback.</text:p>
      <text:p text:style-name="P1">3<text:tab/>fs.ftruncateSync(fd, len)</text:p>
      <text:p text:style-name="P1">Synchronous ftruncate()</text:p>
      <text:p text:style-name="P1">4<text:tab/>fs.truncate(path, len, callback)</text:p>
      <text:p text:style-name="P1">Asynchronous truncate(). No arguments other than a possible exception are given to the completion callback.</text:p>
      <text:p text:style-name="P1">5<text:tab/>fs.truncateSync(path, len)</text:p>
      <text:p text:style-name="P1">Synchronous truncate()</text:p>
      <text:p text:style-name="P1">6<text:tab/>fs.chown(path, uid, gid, callback)</text:p>
      <text:p text:style-name="P1">Asynchronous chown(). No arguments other than a possible exception are given to the completion callback.</text:p>
      <text:p text:style-name="P1">7<text:tab/>fs.chownSync(path, uid, gid)</text:p>
      <text:p text:style-name="P1">Synchronous chown()</text:p>
      <text:p text:style-name="P1">8<text:tab/>fs.fchown(fd, uid, gid, callback)</text:p>
      <text:p text:style-name="P1">Asynchronous fchown(). No arguments other than a possible exception are given to the completion callback.</text:p>
      <text:p text:style-name="P1">9<text:tab/>fs.fchownSync(fd, uid, gid)</text:p>
      <text:p text:style-name="P1">Synchronous fchown()</text:p>
      <text:p text:style-name="P1">10<text:tab/>fs.lchown(path, uid, gid, callback)</text:p>
      <text:p text:style-name="P1">Asynchronous lchown(). No arguments other than a possible exception are given to the completion callback.</text:p>
      <text:p text:style-name="P1">11<text:tab/>fs.lchownSync(path, uid, gid)</text:p>
      <text:p text:style-name="P1">Synchronous lchown()</text:p>
      <text:p text:style-name="P1"><text:soft-page-break/>12<text:tab/>fs.chmod(path, mode, callback)</text:p>
      <text:p text:style-name="P1">Asynchronous chmod(). No arguments other than a possible exception are given to the completion callback.</text:p>
      <text:p text:style-name="P1">13<text:tab/>fs.chmodSync(path, mode)</text:p>
      <text:p text:style-name="P1">Synchronous chmod().</text:p>
      <text:p text:style-name="P1">14<text:tab/>fs.fchmod(fd, mode, callback)</text:p>
      <text:p text:style-name="P1">Asynchronous fchmod(). No arguments other than a possible exception are given to the completion callback.</text:p>
      <text:p text:style-name="P1">15<text:tab/>fs.fchmodSync(fd, mode)</text:p>
      <text:p text:style-name="P1">Synchronous fchmod().</text:p>
      <text:p text:style-name="P1">16<text:tab/>fs.lchmod(path, mode, callback)</text:p>
      <text:p text:style-name="P1">Asynchronous lchmod(). No arguments other than a possible exception are given to the completion callback.Only available on Mac OS X.</text:p>
      <text:p text:style-name="P1">17<text:tab/>fs.lchmodSync(path, mode)</text:p>
      <text:p text:style-name="P1">Synchronous lchmod().</text:p>
      <text:p text:style-name="P1">18<text:tab/>fs.stat(path, callback)</text:p>
      <text:p text:style-name="P1">Asynchronous stat(). The callback gets two arguments (err, stats) where stats is a fs.Stats object.</text:p>
      <text:p text:style-name="P1">19<text:tab/>fs.lstat(path, callback)</text:p>
      <text:p text:style-name="P1">Asynchronous lstat(). The callback gets two arguments (err, stats) where stats is a fs.Stats object. lstat() is identical to stat(), except that if path is a symbolic link, then the link itself is stat-ed, not the file that it refers to.</text:p>
      <text:p text:style-name="P1">20<text:tab/>fs.fstat(fd, callback)</text:p>
      <text:p text:style-name="P1">Asynchronous fstat(). The callback gets two arguments (err, stats) where stats is a fs.Stats object. fstat() is identical to stat(), except that the file to be stat-ed is specified by the file descriptor fd.</text:p>
      <text:p text:style-name="P1">21<text:tab/>fs.statSync(path)</text:p>
      <text:p text:style-name="P1">Synchronous stat(). Returns an instance of fs.Stats.</text:p>
      <text:p text:style-name="P1">22<text:tab/>fs.lstatSync(path)</text:p>
      <text:p text:style-name="P1">Synchronous lstat(). Returns an instance of fs.Stats.</text:p>
      <text:p text:style-name="P1">23<text:tab/>fs.fstatSync(fd)</text:p>
      <text:p text:style-name="P1">Synchronous fstat(). Returns an instance of fs.Stats.</text:p>
      <text:p text:style-name="P1">24<text:tab/>fs.link(srcpath, dstpath, callback)</text:p>
      <text:p text:style-name="P1">Asynchronous link(). No arguments other than a possible exception are given to the completion callback.</text:p>
      <text:p text:style-name="P1">25<text:tab/>fs.linkSync(srcpath, dstpath)</text:p>
      <text:p text:style-name="P1">Synchronous link().</text:p>
      <text:p text:style-name="P1">26<text:tab/>fs.symlink(srcpath, dstpath[, type], callback)</text:p>
      <text:p text:style-name="P1">Asynchronous symlink(). No arguments other than a possible exception are given to the completion callback. The type argument can be set to 'dir', 'file', or 'junction' (default is 'file') and is only available on Windows (ignored on other platforms). Note that Windows junction points require the destination path to be absolute. When using <text:soft-page-break/>'junction', the destination argument will automatically be normalized to absolute path.</text:p>
      <text:p text:style-name="P1">27<text:tab/>fs.symlinkSync(srcpath, dstpath[, type])</text:p>
      <text:p text:style-name="P1">Synchronous symlink().</text:p>
      <text:p text:style-name="P1">28<text:tab/>fs.readlink(path, callback)</text:p>
      <text:p text:style-name="P1">Asynchronous readlink(). The callback gets two arguments (err, linkString).</text:p>
      <text:p text:style-name="P1">29<text:tab/>fs.realpath(path[, cache], callback)</text:p>
      <text:p text:style-name="P1">Asynchronous realpath(). The callback gets two arguments (err, resolvedPath). May use process.cwd to resolve relative paths. cache is an object literal of mapped paths that can be used to force a specific path resolution or avoid additional fs.stat calls for known real paths.</text:p>
      <text:p text:style-name="P1">30<text:tab/>fs.realpathSync(path[, cache])</text:p>
      <text:p text:style-name="P1">Synchronous realpath(). Returns the resolved path.</text:p>
      <text:p text:style-name="P1">31<text:tab/>fs.unlink(path, callback)</text:p>
      <text:p text:style-name="P1">Asynchronous unlink(). No arguments other than a possible exception are given to the completion callback.</text:p>
      <text:p text:style-name="P1">32<text:tab/>fs.unlinkSync(path)</text:p>
      <text:p text:style-name="P1">Synchronous unlink().</text:p>
      <text:p text:style-name="P1">33<text:tab/>fs.rmdir(path, callback)</text:p>
      <text:p text:style-name="P1">Asynchronous rmdir(). No arguments other than a possible exception are given to the completion callback.</text:p>
      <text:p text:style-name="P1">34<text:tab/>fs.rmdirSync(path)</text:p>
      <text:p text:style-name="P1">Synchronous rmdir().</text:p>
      <text:p text:style-name="P1">35<text:tab/>fs.mkdir(path[, mode], callback)</text:p>
      <text:p text:style-name="P1">SAsynchronous mkdir(2). No arguments other than a possible exception are given to the completion callback. mode defaults to 0777.</text:p>
      <text:p text:style-name="P1">36<text:tab/>fs.mkdirSync(path[, mode])</text:p>
      <text:p text:style-name="P1">Synchronous mkdir().</text:p>
      <text:p text:style-name="P1">37<text:tab/>fs.readdir(path, callback)</text:p>
      <text:p text:style-name="P1">Asynchronous readdir(3). Reads the contents of a directory. The callback gets two arguments (err, files) where files is an array of the names of the files in the directory excluding '.' and '..'.</text:p>
      <text:p text:style-name="P1">38<text:tab/>fs.readdirSync(path)</text:p>
      <text:p text:style-name="P1">Synchronous readdir(). Returns an array of filenames excluding '.' and '..'.</text:p>
      <text:p text:style-name="P1">39<text:tab/>fs.close(fd, callback)</text:p>
      <text:p text:style-name="P1">Asynchronous close(). No arguments other than a possible exception are given to the completion callback.</text:p>
      <text:p text:style-name="P1">40<text:tab/>fs.closeSync(fd)</text:p>
      <text:p text:style-name="P1">Synchronous close().</text:p>
      <text:p text:style-name="P1">41<text:tab/>fs.open(path, flags[, mode], callback)</text:p>
      <text:p text:style-name="P1">Asynchronous file open.</text:p>
      <text:p text:style-name="P1">42<text:tab/>fs.openSync(path, flags[, mode])</text:p>
      <text:p text:style-name="P1">Synchronous version of fs.open().</text:p>
      <text:p text:style-name="P1"><text:soft-page-break/>43<text:tab/>fs.utimes(path, atime, mtime, callback)</text:p>
      <text:p text:style-name="P1">  </text:p>
      <text:p text:style-name="P1">44<text:tab/>fs.utimesSync(path, atime, mtime)</text:p>
      <text:p text:style-name="P1">Change file timestamps of the file referenced by the supplied path.</text:p>
      <text:p text:style-name="P1">45<text:tab/>fs.futimes(fd, atime, mtime, callback)</text:p>
      <text:p text:style-name="P1">  </text:p>
      <text:p text:style-name="P1">46<text:tab/>fs.futimesSync(fd, atime, mtime)</text:p>
      <text:p text:style-name="P1">Change the file timestamps of a file referenced by the supplied file descriptor.</text:p>
      <text:p text:style-name="P1">47<text:tab/>fs.fsync(fd, callback)</text:p>
      <text:p text:style-name="P1">Asynchronous fsync. No arguments other than a possible exception are given to the completion callback.</text:p>
      <text:p text:style-name="P1">48<text:tab/>fs.fsyncSync(fd)</text:p>
      <text:p text:style-name="P1">Synchronous fsync.</text:p>
      <text:p text:style-name="P1">49<text:tab/>fs.write(fd, buffer, offset, length[, position], callback)</text:p>
      <text:p text:style-name="P1">Write buffer to the file specified by fd.</text:p>
      <text:p text:style-name="P1">50<text:tab/>fs.write(fd, data[, position[, encoding]], callback)</text:p>
      <text:p text:style-name="P1">Write data to the file specified by fd. If data is not a Buffer instance then the value will be coerced to a string.</text:p>
      <text:p text:style-name="P1">51<text:tab/>fs.writeSync(fd, buffer, offset, length[, position])</text:p>
      <text:p text:style-name="P1">Synchronous versions of fs.write(). Returns the number of bytes written.</text:p>
      <text:p text:style-name="P1">52<text:tab/>fs.writeSync(fd, data[, position[, encoding]])</text:p>
      <text:p text:style-name="P1">Synchronous versions of fs.write(). Returns the number of bytes written.</text:p>
      <text:p text:style-name="P1">53<text:tab/>fs.read(fd, buffer, offset, length, position, callback)</text:p>
      <text:p text:style-name="P1">Read data from the file specified by fd.</text:p>
      <text:p text:style-name="P1">54<text:tab/>fs.readSync(fd, buffer, offset, length, position)</text:p>
      <text:p text:style-name="P1">Synchronous version of fs.read. Returns the number of bytesRead.</text:p>
      <text:p text:style-name="P1">55<text:tab/>fs.readFile(filename[, options], callback)</text:p>
      <text:p text:style-name="P1">Asynchronously reads the entire contents of a file.</text:p>
      <text:p text:style-name="P1">56<text:tab/>fs.readFileSync(filename[, options])</text:p>
      <text:p text:style-name="P1">Synchronous version of fs.readFile. Returns the contents of the filename.</text:p>
      <text:p text:style-name="P1">57<text:tab/>fs.writeFile(filename, data[, options], callback)</text:p>
      <text:p text:style-name="P1">Asynchronously writes data to a file, replacing the file if it already exists. data can be a string or a buffer.</text:p>
      <text:p text:style-name="P1">58<text:tab/>fs.writeFileSync(filename, data[, options])</text:p>
      <text:p text:style-name="P1">The synchronous version of fs.writeFile.</text:p>
      <text:p text:style-name="P1">59<text:tab/>fs.appendFile(filename, data[, options], callback)</text:p>
      <text:p text:style-name="P1">Asynchronously append data to a file, creating the file if it not yet exists. data can be a string or a buffer.</text:p>
      <text:p text:style-name="P1">60<text:tab/>fs.appendFileSync(filename, data[, options])</text:p>
      <text:p text:style-name="P1">The synchronous version of fs.appendFile.</text:p>
      <text:p text:style-name="P1">61<text:tab/>fs.watchFile(filename[, options], listener)</text:p>
      <text:p text:style-name="P1">Watch for changes on filename. The callback listener will be called each time the file is <text:soft-page-break/>accessed.</text:p>
      <text:p text:style-name="P1">62<text:tab/>fs.unwatchFile(filename[, listener])</text:p>
      <text:p text:style-name="P1">Stop watching for changes on filename. If listener is specified, only that particular listener is removed. Otherwise, all listeners are removed and you have effectively stopped watching filename.</text:p>
      <text:p text:style-name="P1">63<text:tab/>fs.watch(filename[, options][, listener])</text:p>
      <text:p text:style-name="P1">Watch for changes on filename, where filename is either a file or a directory. The returned object is a fs.FSWatcher.</text:p>
      <text:p text:style-name="P1">64<text:tab/>fs.exists(path, callback)</text:p>
      <text:p text:style-name="P1">Test whether or not the given path exists by checking with the file system. Then call the callback argument with either true or false.</text:p>
      <text:p text:style-name="P1">65<text:tab/>fs.existsSync(path)</text:p>
      <text:p text:style-name="P1">Synchronous version of fs.exists.</text:p>
      <text:p text:style-name="P1">66<text:tab/>fs.access(path[, mode], callback)</text:p>
      <text:p text:style-name="P1">Tests a user's permissions for the file specified by path. mode is an optional integer that specifies the accessibility checks to be performed.</text:p>
      <text:p text:style-name="P1">67<text:tab/>fs.accessSync(path[, mode])</text:p>
      <text:p text:style-name="P1">Synchronous version of fs.access. This throws if any accessibility checks fail, and does nothing otherwise.</text:p>
      <text:p text:style-name="P1">68<text:tab/>fs.createReadStream(path[, options])</text:p>
      <text:p text:style-name="P1">Returns a new ReadStream object.</text:p>
      <text:p text:style-name="P1">69<text:tab/>fs.createWriteStream(path[, options])</text:p>
      <text:p text:style-name="P1">Returns a new WriteStream object.</text:p>
      <text:p text:style-name="P1">70<text:tab/>fs.symlink(srcpath, dstpath[, type], callback)</text:p>
      <text:p text:style-name="P1">Asynchronous symlink(). No arguments other than a possible exception are given to the completion callback. The type argument can be set to 'dir', 'file', or 'junction' (default is 'file') and is only available on Windows (ignored on other platforms). Note that Windows junction points require the destination path to be absolute. When using 'junction', the destination argument will automatically be normalized to absolute path.</text:p>
      <text:p text:style-name="P1"/>
      <text:p text:style-name="P1">Global objects:</text:p>
      <text:p text:style-name="P1">global objects are available in all modules so there is no need to include these objects in the application. So we can use them directly. <text:s/>These objects may be modules, functions ,string or object itself.</text:p>
      <text:p text:style-name="P1">Ex:</text:p>
      <text:p text:style-name="P1">__filename</text:p>
      <text:p text:style-name="P1">this global object gives the path of the file you are executing.</text:p>
      <text:p text:style-name="P1">__dirname</text:p>
      <text:p text:style-name="P1">this will give you the directory where the currently executing script resides in.</text:p>
      <text:p text:style-name="P1"/>
      <text:p text:style-name="P1">setTimeout :</text:p>
      <text:p text:style-name="P1">setTimeout(callback, millsec);</text:p>
      <text:p text:style-name="P1"><text:soft-page-break/>this method acts as a timer and executes the callback after the seconds which is as parameter <text:s/>mentioned.</text:p>
      <text:p text:style-name="P1">Eg function cb()</text:p>
      <text:p text:style-name="P1">{</text:p>
      <text:p text:style-name="P1">console.log(__dirname);</text:p>
      <text:p text:style-name="P1">}</text:p>
      <text:p text:style-name="P1">setTimeout(cb,10000);</text:p>
      <text:p text:style-name="P1">this callback function is executed after 10 seconds.</text:p>
      <text:p text:style-name="P1"/>
      <text:p text:style-name="P1">ClearTimeout :</text:p>
      <text:p text:style-name="P1">this method is used to that was previously created with settimeout.</text:p>
      <text:p text:style-name="P1">clearTimeout(timer variable);</text:p>
      <text:p text:style-name="P1">function printHello(){</text:p>
      <text:p text:style-name="P1"><text:s text:c="3"/>console.log( "Hello, World!");</text:p>
      <text:p text:style-name="P1">}</text:p>
      <text:p text:style-name="P1">// Now call above function after 2 seconds</text:p>
      <text:p text:style-name="P1">var t = setTimeout(printHello, 2000);</text:p>
      <text:p text:style-name="P1"/>
      <text:p text:style-name="P1">// Now clear the timer</text:p>
      <text:p text:style-name="P1">clearTimeout(t);</text:p>
      <text:p text:style-name="P1"/>
      <text:p text:style-name="P1">setInterval:</text:p>
      <text:p text:style-name="P1">this method is used to call the callback repeatedly within regular intervals.</text:p>
      <text:p text:style-name="P1">setInterval(callback,millseconds)</text:p>
      <text:p text:style-name="P1"/>
      <text:p text:style-name="P1">Globalobjects:</text:p>
      <text:p text:style-name="P1"/>
      <text:p text:style-name="P1">S.N.<text:tab/>Module Name &amp; Description</text:p>
      <text:p text:style-name="P1">1<text:tab/>Console</text:p>
      <text:p text:style-name="P1">Used to print information on stdout and stderr.</text:p>
      <text:p text:style-name="P1">2<text:tab/>Process</text:p>
      <text:p text:style-name="P1">Used to get information on current process. Provides multiple events related to process activities.</text:p>
      <text:p text:style-name="P1"/>
      <text:p text:style-name="P1"/>
      <text:p text:style-name="P1">Utility modules : there are number of utility modules used within the application in nodejs.</text:p>
      <text:p text:style-name="P1">Eg:</text:p>
      <text:p text:style-name="P1"/>
      <text:p text:style-name="P1">S.N.<text:tab/>Module Name &amp; Description</text:p>
      <text:p text:style-name="P1">1<text:tab/>OS Module</text:p>
      <text:p text:style-name="P1">Provides basic operating-system related utility functions.</text:p>
      <text:p text:style-name="P1"><text:soft-page-break/>2<text:tab/>Path Module</text:p>
      <text:p text:style-name="P1">Provides utilities for handling and transforming file paths.</text:p>
      <text:p text:style-name="P1">3<text:tab/>Net Module</text:p>
      <text:p text:style-name="P1">Provides both servers and clients as streams. Acts as a network wrapper.</text:p>
      <text:p text:style-name="P1">4<text:tab/>DNS Module</text:p>
      <text:p text:style-name="P1">Provides functions to do actual DNS lookup as well as to use underlying operating system name resolution functionalities.</text:p>
      <text:p text:style-name="P1">5<text:tab/>Domain Module</text:p>
      <text:p text:style-name="P1">Provides way to handle multiple different I/O operations as a single group.</text:p>
      <text:p text:style-name="P1"/>
      <text:p text:style-name="P1">OsModule :</text:p>
      <text:p text:style-name="P1"><text:s/>this module provides basic os related utility functions.</text:p>
      <text:p text:style-name="P1"/>
      <text:p text:style-name="P1">S.N.<text:tab/>method &amp; Description</text:p>
      <text:p text:style-name="P1">1<text:tab/>os.tmpdir()</text:p>
      <text:p text:style-name="P1">Returns the operating system's default directory for temp files.</text:p>
      <text:p text:style-name="P1">2<text:tab/>os.endianness()</text:p>
      <text:p text:style-name="P1">Returns the endianness of the CPU. Possible values are "BE" or "LE".</text:p>
      <text:p text:style-name="P1">3<text:tab/>os.hostname()</text:p>
      <text:p text:style-name="P1">Returns the hostname of the operating system.</text:p>
      <text:p text:style-name="P1">4<text:tab/>os.type()</text:p>
      <text:p text:style-name="P1">Returns the operating system name.</text:p>
      <text:p text:style-name="P1">5<text:tab/>os.platform()</text:p>
      <text:p text:style-name="P1">Returns the operating system platform.</text:p>
      <text:p text:style-name="P1">6<text:tab/>os.arch()</text:p>
      <text:p text:style-name="P1">Returns the operating system CPU architecture. Possible values are "x64", "arm" and "ia32".</text:p>
      <text:p text:style-name="P1">7<text:tab/>os.release()</text:p>
      <text:p text:style-name="P1">Returns the operating system release.</text:p>
      <text:p text:style-name="P1">8<text:tab/>os.uptime()</text:p>
      <text:p text:style-name="P1">Returns the system uptime in seconds.</text:p>
      <text:p text:style-name="P1">9<text:tab/>os.loadavg()</text:p>
      <text:p text:style-name="P1">Returns an array containing the 1, 5, and 15 minute load averages.</text:p>
      <text:p text:style-name="P1">10<text:tab/>os.totalmem()</text:p>
      <text:p text:style-name="P1">Returns the total amount of system memory in bytes.</text:p>
      <text:p text:style-name="P1">11<text:tab/>os.freemem()</text:p>
      <text:p text:style-name="P1">Returns the amount of free system memory in bytes.</text:p>
      <text:p text:style-name="P1">12<text:tab/>os.cpus()</text:p>
      <text:p text:style-name="P1">Returns an array of objects containing information about each CPU/core installed: model, speed (in MHz), and times (an object containing the number of milliseconds the CPU/core spent in: user, nice, sys, idle, and irq).</text:p>
      <text:p text:style-name="P1">13<text:tab/>os.networkInterfaces()</text:p>
      <text:p text:style-name="P1"><text:soft-page-break/>Get a list of network interfaces.</text:p>
      <text:p text:style-name="P1"/>
      <text:p text:style-name="P1"/>
      <text:p text:style-name="P1">Path module:</text:p>
      <text:p text:style-name="P1">Node.js  path  module is used for handling and transforming file paths. This module can be imported using following syntax.</text:p>
      <text:p text:style-name="P1">var path = require("path")</text:p>
      <text:p text:style-name="P1"/>
      <text:p text:style-name="P1">Net module : this module creates the client and server. This module provides an asynchronus network wrapper.</text:p>
      <text:p text:style-name="P1">Var net = require('net');</text:p>
      <text:p text:style-name="P1"/>
      <text:p text:style-name="P1"/>
      <text:p text:style-name="P1">S.N.<text:tab/>Method &amp; Description</text:p>
      <text:p text:style-name="P1">1<text:tab/>net.createServer([options][, connectionListener])</text:p>
      <text:p text:style-name="P1">Creates a new TCP server. The connectionListener argument is automatically set as a listener for the 'connection' event.</text:p>
      <text:p text:style-name="P1">2<text:tab/>net.connect(options[, connectionListener])</text:p>
      <text:p text:style-name="P1">A factory method, which returns a new 'net.Socket' and connects to the supplied address and port.</text:p>
      <text:p text:style-name="P1">3<text:tab/>net.createConnection(options[, connectionListener])</text:p>
      <text:p text:style-name="P1">A factory method, which returns a new 'net.Socket' and connects to the supplied address and port.</text:p>
      <text:p text:style-name="P1">4<text:tab/>net.connect(port[, host][, connectListener])</text:p>
      <text:p text:style-name="P1">Creates a TCP connection to port on host. If host is omitted, 'localhost' will be assumed. The connectListener parameter will be added as an listener for the 'connect' event. Is a factory method which returns a new 'net.Socket'.</text:p>
      <text:p text:style-name="P1">5<text:tab/>net.createConnection(port[, host][, connectListener])</text:p>
      <text:p text:style-name="P1">Creates a TCP connection to port on host. If host is omitted, 'localhost' will be assumed. The connectListener parameter will be added as an listener for the 'connect' event. Is a factory method which returns a new 'net.Socket'.</text:p>
      <text:p text:style-name="P1">6<text:tab/>net.connect(path[, connectListener])</text:p>
      <text:p text:style-name="P1">Creates unix socket connection to path. The connectListener parameter will be added as an listener for the 'connect' event. A factory method which returns a new 'net.Socket'.</text:p>
      <text:p text:style-name="P1">7<text:tab/>net.createConnection(path[, connectListener])</text:p>
      <text:p text:style-name="P1">Creates unix socket connection to path. The connectListener parameter will be added as an listener for the 'connect' event. A factory method which returns a new 'net.Socket'.</text:p>
      <text:p text:style-name="P1">8<text:tab/>net.isIP(input)</text:p>
      <text:p text:style-name="P1">Tests if input is an IP address. Returns 0 for invalid strings, returns 4 for IP version 4 addresses, and returns 6 for IP version 6 addresses.</text:p>
      <text:p text:style-name="P1">9<text:tab/>net.isIPv4(input)</text:p>
      <text:p text:style-name="P1">Returns true if input is a version 4 IP address, otherwise returns false.</text:p>
      <text:p text:style-name="P1"><text:soft-page-break/>10<text:tab/>net.isIPv6(input)</text:p>
      <text:p text:style-name="P1">Returns true if input is a version 6 IP address, otherwise returns false.</text:p>
      <text:p text:style-name="P1"/>
      <text:p text:style-name="P1"/>
      <text:p text:style-name="P1">Creating web server using node :</text:p>
      <text:p text:style-name="P1">by using the http module we can create the http server which listens to a port for requests.</text:p>
      <text:p text:style-name="P1">We can import the module using .</text:p>
      <text:p text:style-name="P1">Var http = require('http');</text:p>
      <text:p text:style-name="P1">var server = http.createserver(function(req,res){}).listen(8080);</text:p>
      <text:p text:style-name="P1"/>
      <text:p text:style-name="P1">var http = require('http');</text:p>
      <text:p text:style-name="P1">var fs = require('fs');</text:p>
      <text:p text:style-name="P1">var url = require('url');</text:p>
      <text:p text:style-name="P1"/>
      <text:p text:style-name="P1"/>
      <text:p text:style-name="P1">// Create a server</text:p>
      <text:p text:style-name="P1">http.createServer( function (request, response) { <text:s/></text:p>
      <text:p text:style-name="P1"><text:s text:c="3"/>// Parse the request containing file name</text:p>
      <text:p text:style-name="P1"><text:s text:c="3"/>var pathname = url.parse(request.url).pathname;</text:p>
      <text:p text:style-name="P1"><text:s text:c="3"/></text:p>
      <text:p text:style-name="P1"><text:s text:c="3"/>// Print the name of the file for which request is made.</text:p>
      <text:p text:style-name="P1"><text:s text:c="3"/>console.log("Request for " + pathname + " received.");</text:p>
      <text:p text:style-name="P1"><text:s text:c="3"/></text:p>
      <text:p text:style-name="P1"><text:s text:c="3"/>// Read the requested file content from file system</text:p>
      <text:p text:style-name="P1"><text:s text:c="3"/>fs.readFile(pathname.substr(1), function (err, data) {</text:p>
      <text:p text:style-name="P1"><text:s text:c="6"/>if (err) {</text:p>
      <text:p text:style-name="P1"><text:s text:c="9"/>console.log(err);</text:p>
      <text:p text:style-name="P1"><text:s text:c="9"/>// HTTP Status: 404 : NOT FOUND</text:p>
      <text:p text:style-name="P1"><text:s text:c="9"/>// Content Type: text/plain</text:p>
      <text:p text:style-name="P1"><text:s text:c="9"/>response.writeHead(404, {'Content-Type': 'text/html'});</text:p>
      <text:p text:style-name="P1"><text:s text:c="6"/>}else{ <text:s text:c="3"/></text:p>
      <text:p text:style-name="P1"><text:s text:c="9"/>//Page found <text:s text:c="4"/></text:p>
      <text:p text:style-name="P1"><text:s text:c="9"/>// HTTP Status: 200 : OK</text:p>
      <text:p text:style-name="P1"><text:s text:c="9"/>// Content Type: text/plain</text:p>
      <text:p text:style-name="P1"><text:s text:c="9"/>response.writeHead(200, {'Content-Type': 'text/html'}); <text:s text:c="7"/></text:p>
      <text:p text:style-name="P1"><text:s text:c="9"/></text:p>
      <text:p text:style-name="P1"><text:s text:c="9"/>// Write the content of the file to response body</text:p>
      <text:p text:style-name="P1"><text:s text:c="9"/>response.write(data.toString()); <text:s text:c="14"/></text:p>
      <text:p text:style-name="P1"><text:s text:c="6"/>}</text:p>
      <text:p text:style-name="P1"><text:s text:c="6"/>// Send the response body </text:p>
      <text:p text:style-name="P1"><text:s text:c="6"/>response.end();</text:p>
      <text:p text:style-name="P1"><text:soft-page-break/><text:s text:c="3"/>}); <text:s text:c="2"/></text:p>
      <text:p text:style-name="P1">}).listen(8081);</text:p>
      <text:p text:style-name="P1"/>
      <text:p text:style-name="P1">// Console will print the message</text:p>
      <text:p text:style-name="P1">console.log('Server running at http://127.0.0.1:8081/');</text:p>
      <text:p text:style-name="P1">creating client in nodejs:</text:p>
      <text:p text:style-name="P1">var http = require('http');</text:p>
      <text:p text:style-name="P1"/>
      <text:p text:style-name="P1">// Options to be used by request </text:p>
      <text:p text:style-name="P1">var options = {</text:p>
      <text:p text:style-name="P1"><text:s text:c="3"/>host: 'localhost',</text:p>
      <text:p text:style-name="P1"><text:s text:c="3"/>port: '8081',</text:p>
      <text:p text:style-name="P1"><text:s text:c="3"/>path: '/index.htm' <text:s/></text:p>
      <text:p text:style-name="P1">};</text:p>
      <text:p text:style-name="P1"/>
      <text:p text:style-name="P1">// Callback function is used to deal with response</text:p>
      <text:p text:style-name="P1">var callback = function(response){</text:p>
      <text:p text:style-name="P1"><text:s text:c="3"/>// Continuously update stream with data</text:p>
      <text:p text:style-name="P1"><text:s text:c="3"/>var body = '';</text:p>
      <text:p text:style-name="P1"><text:s text:c="3"/>response.on('data', function(data) {</text:p>
      <text:p text:style-name="P1"><text:s text:c="6"/>body += data;</text:p>
      <text:p text:style-name="P1"><text:s text:c="3"/>});</text:p>
      <text:p text:style-name="P1"><text:s text:c="3"/></text:p>
      <text:p text:style-name="P1"><text:s text:c="3"/>response.on('end', function() {</text:p>
      <text:p text:style-name="P1"><text:s text:c="6"/>// Data received completely.</text:p>
      <text:p text:style-name="P1"><text:s text:c="6"/>console.log(body);</text:p>
      <text:p text:style-name="P1"><text:s text:c="3"/>});</text:p>
      <text:p text:style-name="P1">}</text:p>
      <text:p text:style-name="P1">// Make a request to the server</text:p>
      <text:p text:style-name="P1">var req = http.request(options, callback);</text:p>
      <text:p text:style-name="P1">req.end()</text:p>
      <text:p text:style-name="P1"><text:s/></text:p>
      <text:p text:style-name="P1"/>
      <text:p text:style-name="P1">Express :</text:p>
      <text:p text:style-name="P1">express is a web framework for node js which helps in developing web applications and mobile applications.</text:p>
      <text:p text:style-name="P1">Express is a routing and middleware web framework with minimal functionality of its own: An Express application is essentially a series of middleware calls. </text:p>
      <text:p text:style-name="P1">Core features of express framework :</text:p>
      <text:p text:style-name="P1">allows to setup middlewares to respond to http requests.</text:p>
      <text:p text:style-name="P1"/>
      <text:p text:style-name="P1"/>
      <text:p text:style-name="P1"><text:soft-page-break/></text:p>
      <text:p text:style-name="P1">Installing Expresss framework : npm install express –save.</text:p>
      <text:p text:style-name="P1">Along with express we have to install.</text:p>
      <text:p text:style-name="P1">body-parser  - This is a node.js middleware for handling JSON, Raw, Text and URL encoded form data.</text:p>
      <text:p text:style-name="P1">cookie-parser  - Parse Cookie header and populate req.cookies with an object keyed by the cookie names.</text:p>
      <text:p text:style-name="P1">multer  - This is a node.js middleware for handling multipart/form-data.</text:p>
      <text:p text:style-name="P1"/>
      <text:p text:style-name="P1">var express = require('express');</text:p>
      <text:p text:style-name="P1">var app = express();</text:p>
      <text:p text:style-name="P1"/>
      <text:p text:style-name="P1">app.get('/', function (req, res) {</text:p>
      <text:p text:style-name="P1"><text:s text:c="3"/>res.send('Hello World');</text:p>
      <text:p text:style-name="P1">})</text:p>
      <text:p text:style-name="P1"/>
      <text:p text:style-name="P1">var server = app.listen(8081, function () {</text:p>
      <text:p text:style-name="P1"/>
      <text:p text:style-name="P1"><text:s text:c="2"/>var host = server.address().address</text:p>
      <text:p text:style-name="P1"><text:s text:c="2"/>var port = server.address().port</text:p>
      <text:p text:style-name="P1"/>
      <text:p text:style-name="P1"><text:s text:c="2"/>console.log("Example app listening at http://%s:%s", host, port)</text:p>
      <text:p text:style-name="P1"/>
      <text:p text:style-name="P1">})</text:p>
      <text:p text:style-name="P1">in the above example app.listen() will create a server which listens on port 8081 and returns it.</text:p>
      <text:p text:style-name="P1">App.get('/',function(req,res){}) provides the routing when the request url is '/' then the callback of that particular request is executed.</text:p>
      <text:p text:style-name="P1">Like that we can write routing for get ,post and so on http methods.</text:p>
      <text:p text:style-name="P1"/>
      <text:p text:style-name="P1"/>
      <text:p text:style-name="P1">Serving Static Files:</text:p>
      <text:p text:style-name="P1">there is a method which will serve the static files like css, images,javascript etc by using </text:p>
      <text:p text:style-name="P1">expess.static(path);</text:p>
      <text:p text:style-name="P1">var express = require('express');</text:p>
      <text:p text:style-name="P1">var app = express();</text:p>
      <text:p text:style-name="P1">app.use(express.static('public')); // public is the directory where ypu keep your static files </text:p>
      <text:p text:style-name="P1"/>
      <text:p text:style-name="P1">example you create a sub directory images in public and save a image in images subdirectory. You can access that image using the request </text:p>
      <text:p text:style-name="P1">http://localhost:8080/images/twitter.png when you pass this request <text:soft-page-break/>express.static('public') search images/ twitter.png in public directory and serves it as response.</text:p>
      <text:p text:style-name="P1"/>
      <text:p text:style-name="P1"/>
      <text:p text:style-name="P1">Cookies :</text:p>
      <text:p text:style-name="P1">we can send cookies to nodejs server using cookie-parser module.</text:p>
      <text:p text:style-name="P1"/>
      <text:p text:style-name="P1">var express <text:s text:c="5"/>= require('express')</text:p>
      <text:p text:style-name="P1">var cookieParser = require('cookie-parser')</text:p>
      <text:p text:style-name="P1"/>
      <text:p text:style-name="P1">var app = express()</text:p>
      <text:p text:style-name="P1">app.use(cookieParser())</text:p>
      <text:p text:style-name="P1"/>
      <text:p text:style-name="P1">app.get('/', function(req, res) {</text:p>
      <text:p text:style-name="P1"><text:s text:c="2"/>console.log("Cookies: ", req.cookies)</text:p>
      <text:p text:style-name="P1">})</text:p>
      <text:p text:style-name="P1"/>
      <text:p text:style-name="P1">app.listen(8081)</text:p>
      <text:p text:style-name="P1">E.g. by adding  bodyParser,  you're ensuring your server handles incoming requests through the express middleware. So,  now parsing the body of incoming requests is part of the procedure that your middleware takes when handling incoming requests  -- all because you called  app.use(bodyParser). </text:p>
      <text:p text:style-name="P1">App.use(cookieParser()) parses the incoming request which is a middleware responsible for accessing cookies of a request.</text:p>
      <text:p text:style-name="P1"/>
      <text:p text:style-name="P1"/>
      <text:p text:style-name="P1"/>
      <text:p text:style-name="P1"/>
      <text:p text:style-name="P1">Steps for creating node.js application with express-generator module:</text:p>
      <text:p text:style-name="P1">1. npm install -g express-generator.(this will install express-generator module and makes the express as command).</text:p>
      <text:p text:style-name="P1">2. express -e projectname (this will create the folder with basic skeleton).</text:p>
      <text:p text:style-name="P1">3.npm install (this command will install the modules which are present.)</text:p>
      <text:p text:style-name="P1"/>
      <text:p text:style-name="P1">Router : using express router we can create routes and export those routes to app.js to use those routes within the application.</text:p>
      <text:p text:style-name="P1">Var express = require('express');</text:p>
      <text:p text:style-name="P1">var router = express.Router();<text:tab/>this will create the router object.</text:p>
      <text:p text:style-name="P1">router.get('/',function(req,res,next){}); <text:s/>this is a routing for url http://localhost:8000/</text:p>
      <text:p text:style-name="P1">module.exports=router; <text:s text:c="6"/>exports the router object.</text:p>
      <text:p text:style-name="P1"/>
      <text:p text:style-name="P1">In app.js add </text:p>
      <text:p text:style-name="P1"><text:soft-page-break/>var router = require('./router/index');</text:p>
      <text:p text:style-name="P1">app.use('/',router); <text:s text:c="2"/>this will add the router to the application like this we can add several routes to the application.</text:p>
      <text:p text:style-name="P1">Eg:</text:p>
      <text:p text:style-name="P1">var users = require('.router/users');</text:p>
      <text:p text:style-name="P1">app.use('/users',users);</text:p>
      <text:p text:style-name="P1"/>
      <text:p text:style-name="P1">Note: we can add middleware to routes these are used to perform some operation before executing the route. Ex: we can add the middleware like router.use(function(req,res,next){});</text:p>
      <text:p text:style-name="P1"/>
      <text:p text:style-name="P1">param routing: in this routing we can pass the parameter within the url.</text:p>
      <text:p text:style-name="P1">Eg:http://localhost:8080/users/show/568cdb4265d2c820156a475e here in this we are passing the productid with the url and at the server side we can access the param by req object (req.params.orderid)</text:p>
      <text:p text:style-name="P1">router.get('/show/:orderid')<text:tab/><text:tab/>// this is the route for the above url.</text:p>
      <text:p text:style-name="P1"/>
      <text:p text:style-name="P1">Middleware for params routing:</text:p>
      <text:p text:style-name="P1">router.use('orderid',function(req,res,next,orderid){}); </text:p>
      <text:p text:style-name="P1"/>
      <text:p text:style-name="P1"/>
      <text:p text:style-name="P2">Implementing ssl in node.js application:</text:p>
      <text:p text:style-name="P1">for implementing this we have to install two modules they are:</text:p>
      <text:p text:style-name="P1">npm install pem</text:p>
      <text:p text:style-name="P1">npm install https.</text:p>
      <text:p text:style-name="P1">Pem provides the private key.pem and certificate.pem files for creating the https server </text:p>
      <text:p text:style-name="P1">eg:</text:p>
      <text:p text:style-name="P1">pem.createCertificate({days:1, selfSigned:true}, function(err, keys){</text:p>
      <text:p text:style-name="P1"><text:s text:c="2"/>server= https.createServer({key: keys.serviceKey, cert: keys.certificate},app);</text:p>
      <text:p text:style-name="P1"/>
      <text:p text:style-name="P1"><text:span text:style-name="T50">ssl(secured socket layer): </text:span>this provides the security for the data transported between the client and the server. This is a protocol which lies below the http and above the tcp/ip protocol which is responsible for transporting the data. Ssl encrypts the data which is transferred between the client and server. Ssl needs private key.pem and certificate signing request.pem file which are provided by ca(certificate authority).</text:p>
      <text:p text:style-name="P15"><text:span text:style-name="T1">SSL uses a combination of </text:span><text:a xlink:type="simple" xlink:href="http://searchsecurity.techtarget.com/definition/public-key" text:style-name="Internet_20_link" text:visited-style-name="Visited_20_Internet_20_Link"><text:span text:style-name="T2">public-key</text:span></text:a><text:span text:style-name="T1"> and symmetric-key </text:span><text:a xlink:type="simple" xlink:href="http://searchsecurity.techtarget.com/definition/encryption" text:style-name="Internet_20_link" text:visited-style-name="Visited_20_Internet_20_Link"><text:span text:style-name="T2">encryption</text:span></text:a><text:span text:style-name="T1"> to secure a connection between two machines, typically a Web or mail server and a client machine, communicating over the </text:span><text:a xlink:type="simple" xlink:href="http://searchwindevelopment.techtarget.com/definition/Internet" text:style-name="Internet_20_link" text:visited-style-name="Visited_20_Internet_20_Link"><text:span text:style-name="T2">Internet</text:span></text:a><text:span text:style-name="T1"> or an internal network.</text:span></text:p>
      <text:p text:style-name="P17"><text:span text:style-name="T3">Using the </text:span><text:a xlink:type="simple" xlink:href="http://searchnetworking.techtarget.com/definition/OSI" text:style-name="Internet_20_link" text:visited-style-name="Visited_20_Internet_20_Link"><text:span text:style-name="T4">OSI reference model</text:span></text:a><text:span text:style-name="T3"> as context, SSL runs above the </text:span><text:a xlink:type="simple" xlink:href="http://searchnetworking.techtarget.com/definition/TCP-IP" text:style-name="Internet_20_link" text:visited-style-name="Visited_20_Internet_20_Link"><text:span text:style-name="T4">TCP/IP protocol</text:span></text:a><text:span text:style-name="T3">, which is responsible for the transport and routing of data over a network, and below higher-level protocols such as </text:span><text:a xlink:type="simple" xlink:href="http://searchwindevelopment.techtarget.com/definition/HTTP" text:style-name="Internet_20_link" text:visited-style-name="Visited_20_Internet_20_Link"><text:span text:style-name="T4">HTTP</text:span></text:a><text:span text:style-name="T3"> and </text:span><text:a xlink:type="simple" xlink:href="http://searchexchange.techtarget.com/definition/IMAP" text:style-name="Internet_20_link" text:visited-style-name="Visited_20_Internet_20_Link"><text:span text:style-name="T4">IMAP</text:span></text:a><text:span text:style-name="T3">, encrypting the data of network connections in </text:span><text:soft-page-break/><text:span text:style-name="T3">the</text:span><text:a xlink:type="simple" xlink:href="http://searchnetworking.techtarget.com/definition/Application-layer" text:style-name="Internet_20_link" text:visited-style-name="Visited_20_Internet_20_Link"><text:span text:style-name="T4">application layer</text:span></text:a><text:span text:style-name="T3"> of the Internet Protocol suite. The "sockets" part of the term refers to the</text:span><text:a xlink:type="simple" xlink:href="http://searchcio-midmarket.techtarget.com/definition/sockets" text:style-name="Internet_20_link" text:visited-style-name="Visited_20_Internet_20_Link"><text:span text:style-name="T4">sockets</text:span></text:a><text:span text:style-name="T3"> method of passing data back and forth between a client and a server program in a network, or between program </text:span><text:a xlink:type="simple" xlink:href="http://searchsoftwarequality.techtarget.com/definition/layer" text:style-name="Internet_20_link" text:visited-style-name="Visited_20_Internet_20_Link"><text:span text:style-name="T4">layers</text:span></text:a><text:span text:style-name="T3"> in the same computer.</text:span></text:p>
      <text:p text:style-name="P17"><text:span text:style-name="T3">The </text:span><text:a xlink:type="simple" xlink:href="http://searchsecurity.techtarget.com/definition/Transport-Layer-Security-TLS" text:style-name="Internet_20_link" text:visited-style-name="Visited_20_Internet_20_Link"><text:span text:style-name="T4">Transport Layer Security (TLS)</text:span></text:a><text:span text:style-name="T3"> protocol evolved from SSL and has largely superseded it, although the terms SSL or SSL/TLS are still commonly used; SSL is often used to refer to what is actually TLS. The combination of SSL/TLS is the most widely deployed security protocol used today and is found in applications such as Web browsers, email and basically any situation where data needs to be securely exchanged over a network, like file transfers, </text:span><text:a xlink:type="simple" xlink:href="http://searchenterprisewan.techtarget.com/definition/virtual-private-network" text:style-name="Internet_20_link" text:visited-style-name="Visited_20_Internet_20_Link"><text:span text:style-name="T4">VPN</text:span></text:a><text:span text:style-name="T3"> connections, instant messaging and </text:span><text:a xlink:type="simple" xlink:href="http://searchunifiedcommunications.techtarget.com/definition/VoIP" text:style-name="Internet_20_link" text:visited-style-name="Visited_20_Internet_20_Link"><text:span text:style-name="T4">voice over IP</text:span></text:a><text:span text:style-name="T3">.</text:span></text:p>
      <text:h text:style-name="P19" text:outline-level="3">How it works</text:h>
      <text:p text:style-name="P16"><text:span text:style-name="T48">The SSL protocol includes two sub-protocols: the record protocol and the "handshake" protocol. These protocols allow a client to authenticate a server and establish an encrypted SSL connection. In what's referred to as the "initial handshake process," a server that supports SSL presents its </text:span><text:a xlink:type="simple" xlink:href="http://searchsecurity.techtarget.com/definition/digital-certificate" text:style-name="Internet_20_link" text:visited-style-name="Visited_20_Internet_20_Link"><text:span text:style-name="T49">digital certificate</text:span></text:a><text:span text:style-name="T48"> to the client to authenticate the server's identity. Server certificates follow the </text:span><text:a xlink:type="simple" xlink:href="http://searchsecurity.techtarget.com/definition/X509-certificate" text:style-name="Internet_20_link" text:visited-style-name="Visited_20_Internet_20_Link"><text:span text:style-name="T49">X.509 certificate</text:span></text:a><text:span text:style-name="T48"> format that is defined by the </text:span><text:a xlink:type="simple" xlink:href="http://searchsecurity.techtarget.com/definition/Public-Key-Cryptography-Standards" text:style-name="Internet_20_link" text:visited-style-name="Visited_20_Internet_20_Link"><text:span text:style-name="T49">Public-Key Cryptography Standards (PKCS)</text:span></text:a><text:span text:style-name="T48">. The authentication process uses public-key encryption to validate the digital certificate and confirm that a server is in fact the server it claims to be.</text:span></text:p>
      <text:p text:style-name="P16"><text:span text:style-name="T48">Once the server has been authenticated, the client and server establish </text:span><text:a xlink:type="simple" xlink:href="http://searchsecurity.techtarget.com/definition/cipher-block-chaining" text:style-name="Internet_20_link" text:visited-style-name="Visited_20_Internet_20_Link"><text:span text:style-name="T49">cipher</text:span></text:a><text:span text:style-name="T48"> settings and a shared </text:span><text:a xlink:type="simple" xlink:href="http://searchsecurity.techtarget.com/definition/key" text:style-name="Internet_20_link" text:visited-style-name="Visited_20_Internet_20_Link"><text:span text:style-name="T49">key</text:span></text:a><text:span text:style-name="T48"> to encrypt the information they exchange during the remainder of the session. This provides data confidentiality and integrity. This whole process is invisible to the user. For example, if a webpage requires an SSL connection, the </text:span><text:a xlink:type="simple" xlink:href="http://searchnetworking.techtarget.com/definition/URL" text:style-name="Internet_20_link" text:visited-style-name="Visited_20_Internet_20_Link"><text:span text:style-name="T49">URL</text:span></text:a><text:span text:style-name="T48"> will change from HTTP to </text:span><text:a xlink:type="simple" xlink:href="http://searchsoftwarequality.techtarget.com/definition/HTTPS" text:style-name="Internet_20_link" text:visited-style-name="Visited_20_Internet_20_Link"><text:span text:style-name="T49">HTTPS</text:span></text:a><text:span text:style-name="T48"> and a padlock icon appears in the browser once the server has been authenticated.</text:span></text:p>
      <text:p text:style-name="P18">The handshake also allows the client to authenticate itself to the server. In this case, after server authentication is successfully completed, the client must present its certificate to the server to authenticate the client's identity before the encrypted SSL session can be established.</text:p>
      <text:p text:style-name="P3"/>
      <text:p text:style-name="P4">Steps to implement ssl in node.js app:</text:p>
      <text:p text:style-name="P3">1.install pem module.</text:p>
      <text:p text:style-name="P3">2.install open ssl if u don't have in your system for creating certificate and public-key</text:p>
      <text:p text:style-name="P3">steps to install open ssl :</text:p>
      <text:p text:style-name="P3">1. download the open ssl file and in cmd prmpt open the file downloaded and run openssl.application. And add path for the opennssl bin in system variables and again add OPENSSL_CONF <text:s text:c="5"/>: <text:s text:c="7"/>C:\openssl-0.9.8e_X64\openssl.cnf </text:p>
      <text:p text:style-name="P3">2.config the pem module openssl path .</text:p>
      <text:p text:style-name="P3">pem.config({pathOpenSSL:'<text:a xlink:type="simple" xlink:href="../../../../openssl-0.9.8e_X64/bin/openssl" text:style-name="Internet_20_link" text:visited-style-name="Visited_20_Internet_20_Link">C:/openssl-0.9.8e_X64/bin/openssl</text:a>'});</text:p>
      <text:p text:style-name="P3">now run the npm start the application server will run in https server.</text:p>
      <text:p text:style-name="P3"><text:soft-page-break/>Steps to add the certificate in local machine trusted certificate root authority repository. <text:span text:style-name="T50">To slove certificate errors.</text:span></text:p>
      <text:p text:style-name="P3">Steps for importing certificate to trusted certificate root authority repository.</text:p>
      <text:p text:style-name="P4"><text:a xlink:type="simple" xlink:href="http://blogs.technet.com/b/sbs/archive/2007/04/10/installing-a-self-signed-certificate-as-a-trusted-root-ca-in-windows-vista.aspx" text:style-name="Internet_20_link" text:visited-style-name="Visited_20_Internet_20_Link">http://blogs.technet.com/b/sbs/archive/2007/04/10/installing-a-self-signed-certificate-as-a-trusted-root-ca-in-windows-vista.aspx</text:a></text:p>
      <text:p text:style-name="P4"/>
      <text:p text:style-name="P4"><text:a xlink:type="simple" xlink:href="http://blogs.msdn.com/b/robert_mcmurray/archive/2013/11/15/how-to-trust-the-iis-express-self-signed-certificate.aspx" text:style-name="Internet_20_link" text:visited-style-name="Visited_20_Internet_20_Link">http://blogs.msdn.com/b/robert_mcmurray/archive/2013/11/15/how-to-trust-the-iis-express-self-signed-certificate.aspx</text:a></text:p>
      <text:p text:style-name="P4"/>
      <text:p text:style-name="P4"/>
      <text:p text:style-name="P4">Sending messages to mobile numbers uing twillio:</text:p>
      <text:p text:style-name="P5">Twillio provides the rest api's for sending messages from our application for this we have to install the module and use this module in our application by passing the id and secret token which we get the time of twillio registration(as developer).</text:p>
      <text:p text:style-name="P5"/>
      <text:p text:style-name="P4">var twilio = require('twilio')('your id','your secret token');</text:p>
      <text:p text:style-name="P5">and use the sendmessage function of twillio by passing the parameters required in json format(like: to number, twillio from number, body of the message).</text:p>
      <text:p text:style-name="P5"/>
      <text:p text:style-name="P4">Mailing: <text:span text:style-name="T51"><text:tab/>In node.js mailing is done by using the node mailer module .</text:span></text:p>
      <text:p text:style-name="P4"/>
      <text:p text:style-name="P4">Interview questions :</text:p>
      <text:p text:style-name="P4"/>
      <text:p text:style-name="P4">best way to avoid call back hell?</text:p>
      <text:p text:style-name="P4">A.<text:span text:style-name="T51"> call backs can be avoided by using the modularization. Modularization means writing the callback in seperate function and calling them.</text:span></text:p>
      <text:p text:style-name="P5">Using callbacks.</text:p>
      <text:p text:style-name="P4"><text:span text:style-name="Source_20_Text"><text:span text:style-name="T8">query(</text:span></text:span><text:span text:style-name="Source_20_Text"><text:span text:style-name="T11">"SELECT clientId FROM clients WHERE clientName='picanteverde';"</text:span></text:span><text:span text:style-name="Source_20_Text"><text:span text:style-name="T8">, </text:span></text:span><text:span text:style-name="Source_20_Text"><text:span text:style-name="T13">function</text:span></text:span><text:span text:style-name="Source_20_Text"><text:span text:style-name="T8">(id){</text:span></text:span></text:p>
      <text:p text:style-name="P20"><text:span text:style-name="Source_20_Text"><text:span text:style-name="T9"><text:s text:c="2"/></text:span></text:span><text:span text:style-name="Source_20_Text"><text:span text:style-name="T7">query(</text:span></text:span><text:span text:style-name="Source_20_Text"><text:span text:style-name="T10">"SELECT * FROM transactions WHERE clientId="</text:span></text:span><text:span text:style-name="Source_20_Text"><text:span text:style-name="T7"> + id, </text:span></text:span><text:span text:style-name="Source_20_Text"><text:span text:style-name="T12">function</text:span></text:span><text:span text:style-name="Source_20_Text"><text:span text:style-name="T7">(transactions){</text:span></text:span></text:p>
      <text:p text:style-name="P20"><text:span text:style-name="Source_20_Text"><text:span text:style-name="T9"><text:s text:c="4"/></text:span></text:span><text:span text:style-name="Source_20_Text"><text:span text:style-name="T7">transactions.each(</text:span></text:span><text:span text:style-name="Source_20_Text"><text:span text:style-name="T12">function</text:span></text:span><text:span text:style-name="Source_20_Text"><text:span text:style-name="T7">(transac){</text:span></text:span></text:p>
      <text:p text:style-name="P20"><text:span text:style-name="Source_20_Text"><text:span text:style-name="T9"><text:s text:c="6"/></text:span></text:span><text:span text:style-name="Source_20_Text"><text:span text:style-name="T7">query(</text:span></text:span><text:span text:style-name="Source_20_Text"><text:span text:style-name="T10">"UPDATE transactions SET value = "</text:span></text:span><text:span text:style-name="Source_20_Text"><text:span text:style-name="T7"> + (transac.value*</text:span></text:span><text:span text:style-name="Source_20_Text"><text:span text:style-name="T10">0.1</text:span></text:span><text:span text:style-name="Source_20_Text"><text:span text:style-name="T7">) + </text:span></text:span><text:span text:style-name="Source_20_Text"><text:span text:style-name="T10">" WHERE id="</text:span></text:span><text:span text:style-name="Source_20_Text"><text:span text:style-name="T7"> + transac.id, </text:span></text:span><text:span text:style-name="Source_20_Text"><text:span text:style-name="T12">function</text:span></text:span><text:span text:style-name="Source_20_Text"><text:span text:style-name="T7">(error){</text:span></text:span></text:p>
      <text:p text:style-name="P20"><text:span text:style-name="Source_20_Text"><text:span text:style-name="T9"><text:s text:c="8"/></text:span></text:span><text:span text:style-name="Source_20_Text"><text:span text:style-name="T12">if</text:span></text:span><text:span text:style-name="Source_20_Text"><text:span text:style-name="T7">(!error){</text:span></text:span></text:p>
      <text:p text:style-name="P20"><text:span text:style-name="Source_20_Text"><text:span text:style-name="T9"><text:s text:c="10"/></text:span></text:span><text:span text:style-name="Source_20_Text"><text:span text:style-name="T14">console</text:span></text:span><text:span text:style-name="Source_20_Text"><text:span text:style-name="T7">.log(</text:span></text:span><text:span text:style-name="Source_20_Text"><text:span text:style-name="T10">"success!!"</text:span></text:span><text:span text:style-name="Source_20_Text"><text:span text:style-name="T7">);</text:span></text:span></text:p>
      <text:p text:style-name="P20"><text:span text:style-name="Source_20_Text"><text:span text:style-name="T9"><text:s text:c="8"/></text:span></text:span><text:span text:style-name="Source_20_Text"><text:span text:style-name="T7">}</text:span></text:span><text:span text:style-name="Source_20_Text"><text:span text:style-name="T12">else</text:span></text:span><text:span text:style-name="Source_20_Text"><text:span text:style-name="T7">{</text:span></text:span></text:p>
      <text:p text:style-name="P20"><text:span text:style-name="Source_20_Text"><text:span text:style-name="T9"><text:s text:c="10"/></text:span></text:span><text:span text:style-name="Source_20_Text"><text:span text:style-name="T14">console</text:span></text:span><text:span text:style-name="Source_20_Text"><text:span text:style-name="T7">.log(</text:span></text:span><text:span text:style-name="Source_20_Text"><text:span text:style-name="T10">"error"</text:span></text:span><text:span text:style-name="Source_20_Text"><text:span text:style-name="T7">);</text:span></text:span></text:p>
      <text:p text:style-name="P23"><text:span text:style-name="Source_20_Text"><text:span text:style-name="T9"><text:s text:c="8"/></text:span></text:span><text:span text:style-name="Source_20_Text"><text:span text:style-name="T7">}</text:span></text:span></text:p>
      <text:p text:style-name="P23"><text:span text:style-name="Source_20_Text"><text:span text:style-name="T9"><text:s text:c="6"/></text:span></text:span><text:span text:style-name="Source_20_Text"><text:span text:style-name="T7">});</text:span></text:span></text:p>
      <text:p text:style-name="P23"><text:span text:style-name="Source_20_Text"><text:span text:style-name="T9"><text:s text:c="4"/></text:span></text:span><text:span text:style-name="Source_20_Text"><text:span text:style-name="T7">});</text:span></text:span></text:p>
      <text:p text:style-name="P23"><text:span text:style-name="Source_20_Text"><text:span text:style-name="T9"><text:s text:c="2"/></text:span></text:span><text:span text:style-name="Source_20_Text"><text:span text:style-name="T7">});</text:span></text:span></text:p>
      <text:p text:style-name="P23"><text:span text:style-name="Source_20_Text"><text:span text:style-name="T7">});</text:span></text:span></text:p>
      <text:p text:style-name="P5">with modularization:</text:p>
      <text:p text:style-name="P4"><text:span text:style-name="Source_20_Text"><text:span text:style-name="T13">var</text:span></text:span><text:span text:style-name="Source_20_Text"><text:span text:style-name="T8"> logError = </text:span></text:span><text:span text:style-name="Source_20_Text"><text:span text:style-name="T13">function</text:span></text:span><text:span text:style-name="Source_20_Text"><text:span text:style-name="T8">(error){</text:span></text:span></text:p>
      <text:p text:style-name="P20"><text:soft-page-break/><text:span text:style-name="Source_20_Text"><text:span text:style-name="T9"><text:s text:c="4"/></text:span></text:span><text:span text:style-name="Source_20_Text"><text:span text:style-name="T12">if</text:span></text:span><text:span text:style-name="Source_20_Text"><text:span text:style-name="T7">(!error){</text:span></text:span></text:p>
      <text:p text:style-name="P20"><text:span text:style-name="Source_20_Text"><text:span text:style-name="T9"><text:s text:c="6"/></text:span></text:span><text:span text:style-name="Source_20_Text"><text:span text:style-name="T14">console</text:span></text:span><text:span text:style-name="Source_20_Text"><text:span text:style-name="T7">.log(</text:span></text:span><text:span text:style-name="Source_20_Text"><text:span text:style-name="T10">"success!!"</text:span></text:span><text:span text:style-name="Source_20_Text"><text:span text:style-name="T7">);</text:span></text:span></text:p>
      <text:p text:style-name="P20"><text:span text:style-name="Source_20_Text"><text:span text:style-name="T9"><text:s text:c="4"/></text:span></text:span><text:span text:style-name="Source_20_Text"><text:span text:style-name="T7">}</text:span></text:span><text:span text:style-name="Source_20_Text"><text:span text:style-name="T12">else</text:span></text:span><text:span text:style-name="Source_20_Text"><text:span text:style-name="T7">{</text:span></text:span></text:p>
      <text:p text:style-name="P20"><text:span text:style-name="Source_20_Text"><text:span text:style-name="T9"><text:s text:c="6"/></text:span></text:span><text:span text:style-name="Source_20_Text"><text:span text:style-name="T14">console</text:span></text:span><text:span text:style-name="Source_20_Text"><text:span text:style-name="T7">.log(</text:span></text:span><text:span text:style-name="Source_20_Text"><text:span text:style-name="T10">"error"</text:span></text:span><text:span text:style-name="Source_20_Text"><text:span text:style-name="T7">);</text:span></text:span></text:p>
      <text:p text:style-name="P23"><text:span text:style-name="Source_20_Text"><text:span text:style-name="T9"><text:s text:c="4"/></text:span></text:span><text:span text:style-name="Source_20_Text"><text:span text:style-name="T7">}</text:span></text:span></text:p>
      <text:p text:style-name="P23"><text:span text:style-name="Source_20_Text"><text:span text:style-name="T9"><text:s text:c="2"/></text:span></text:span><text:span text:style-name="Source_20_Text"><text:span text:style-name="T7">},</text:span></text:span></text:p>
      <text:p text:style-name="P20"><text:span text:style-name="Source_20_Text"><text:span text:style-name="T9"><text:s text:c="2"/></text:span></text:span><text:span text:style-name="Source_20_Text"><text:span text:style-name="T7">updateTransaction = </text:span></text:span><text:span text:style-name="Source_20_Text"><text:span text:style-name="T12">function</text:span></text:span><text:span text:style-name="Source_20_Text"><text:span text:style-name="T7">(t){</text:span></text:span></text:p>
      <text:p text:style-name="P20"><text:span text:style-name="Source_20_Text"><text:span text:style-name="T9"><text:s text:c="4"/></text:span></text:span><text:span text:style-name="Source_20_Text"><text:span text:style-name="T7">query(</text:span></text:span><text:span text:style-name="Source_20_Text"><text:span text:style-name="T10">"UPDATE transactions SET value = "</text:span></text:span><text:span text:style-name="Source_20_Text"><text:span text:style-name="T7"> + (t.value*</text:span></text:span><text:span text:style-name="Source_20_Text"><text:span text:style-name="T10">0.1</text:span></text:span><text:span text:style-name="Source_20_Text"><text:span text:style-name="T7">) + </text:span></text:span><text:span text:style-name="Source_20_Text"><text:span text:style-name="T10">" WHERE id="</text:span></text:span><text:span text:style-name="Source_20_Text"><text:span text:style-name="T7"> + t.id, logError);</text:span></text:span></text:p>
      <text:p text:style-name="P23"><text:span text:style-name="Source_20_Text"><text:span text:style-name="T9"><text:s text:c="2"/></text:span></text:span><text:span text:style-name="Source_20_Text"><text:span text:style-name="T7">},</text:span></text:span></text:p>
      <text:p text:style-name="P20"><text:span text:style-name="Source_20_Text"><text:span text:style-name="T9"><text:s text:c="2"/></text:span></text:span><text:span text:style-name="Source_20_Text"><text:span text:style-name="T7">handleTransactions = </text:span></text:span><text:span text:style-name="Source_20_Text"><text:span text:style-name="T12">function</text:span></text:span><text:span text:style-name="Source_20_Text"><text:span text:style-name="T7">(transactions){</text:span></text:span></text:p>
      <text:p text:style-name="P23"><text:span text:style-name="Source_20_Text"><text:span text:style-name="T9"><text:s text:c="4"/></text:span></text:span><text:span text:style-name="Source_20_Text"><text:span text:style-name="T7">transactions.each(updateTransaction);</text:span></text:span></text:p>
      <text:p text:style-name="P23"><text:span text:style-name="Source_20_Text"><text:span text:style-name="T9"><text:s text:c="2"/></text:span></text:span><text:span text:style-name="Source_20_Text"><text:span text:style-name="T7">},</text:span></text:span></text:p>
      <text:p text:style-name="P20"><text:span text:style-name="Source_20_Text"><text:span text:style-name="T9"><text:s text:c="2"/></text:span></text:span><text:span text:style-name="Source_20_Text"><text:span text:style-name="T7">handleClient = </text:span></text:span><text:span text:style-name="Source_20_Text"><text:span text:style-name="T12">function</text:span></text:span><text:span text:style-name="Source_20_Text"><text:span text:style-name="T7">(id){</text:span></text:span></text:p>
      <text:p text:style-name="P20"><text:span text:style-name="Source_20_Text"><text:span text:style-name="T9"><text:s text:c="4"/></text:span></text:span><text:span text:style-name="Source_20_Text"><text:span text:style-name="T7">query(</text:span></text:span><text:span text:style-name="Source_20_Text"><text:span text:style-name="T10">"SELECT * FROM transactions WHERE clientId="</text:span></text:span><text:span text:style-name="Source_20_Text"><text:span text:style-name="T7"> + id, handleTransactions);</text:span></text:span></text:p>
      <text:p text:style-name="P23"><text:span text:style-name="Source_20_Text"><text:span text:style-name="T9"><text:s text:c="2"/></text:span></text:span><text:span text:style-name="Source_20_Text"><text:span text:style-name="T7">};</text:span></text:span></text:p>
      <text:p text:style-name="P23"/>
      <text:p text:style-name="P20"><text:span text:style-name="Source_20_Text"><text:span text:style-name="T7">query(</text:span></text:span><text:span text:style-name="Source_20_Text"><text:span text:style-name="T10">"SELECT clientId FROM clients WHERE clientName='picanteverde';"</text:span></text:span><text:span text:style-name="Source_20_Text"><text:span text:style-name="T7">,handleClient);</text:span></text:span></text:p>
      <text:p text:style-name="P5"/>
      <text:p text:style-name="P4">What is IO means in node.js :</text:p>
      <text:p text:style-name="P5">IO means input <text:s/>and output it can access any thing from out side <text:s/>of your application. </text:p>
      <text:p text:style-name="P5">Loaded into machine memory to run the program once the application is started.</text:p>
      <text:p text:style-name="P5"/>
      <text:p text:style-name="P5">What are the two types of api functions in node.js?</text:p>
      <text:p text:style-name="P5">A. asynchronous function nonblocking and synchronous function blocking.</text:p>
      <text:p text:style-name="P5"/>
      <text:p text:style-name="P5">What is control flow function?</text:p>
      <text:p text:style-name="P5">A. is a generic piece of code which runs in between several asynchronous functions.</text:p>
      <text:p text:style-name="P5"/>
      <text:p text:style-name="P5"/>
      <text:p text:style-name="P4">Cluster:</text:p>
      <text:p text:style-name="P5"><text:s/>node,js runs in a single thread so inorder to take the advantage of multicore systems user will launch the cluster in node.js.</text:p>
      <text:p text:style-name="P5">Cluster module always allows you to create the child processes that all share the server port.</text:p>
      <text:p text:style-name="P5"/>
      <text:p text:style-name="P5">Master will create the workers from a single process. For this we have to write the code.</text:p>
      <text:p text:style-name="P4"><text:span text:style-name="Source_20_Text"><text:span text:style-name="T16">if</text:span></text:span><text:span text:style-name="Source_20_Text"><text:span text:style-name="T18">(</text:span></text:span><text:span text:style-name="Source_20_Text"><text:span text:style-name="T23">cluster</text:span></text:span><text:span text:style-name="Source_20_Text"><text:span text:style-name="T18">.</text:span></text:span><text:span text:style-name="Source_20_Text"><text:span text:style-name="T23">isMaster</text:span></text:span><text:span text:style-name="Source_20_Text"><text:span text:style-name="T18">)</text:span></text:span><text:span text:style-name="Source_20_Text"><text:span text:style-name="T23"> </text:span></text:span><text:span text:style-name="Source_20_Text"><text:span text:style-name="T18">{</text:span></text:span></text:p>
      <text:p text:style-name="P26"><text:span text:style-name="Source_20_Text"><text:span text:style-name="T6"><text:s text:c="4"/></text:span></text:span><text:span text:style-name="Source_20_Text"><text:span text:style-name="T15">var</text:span></text:span><text:span text:style-name="Source_20_Text"><text:span text:style-name="T5"> numWorkers </text:span></text:span><text:span text:style-name="Source_20_Text"><text:span text:style-name="T19">=</text:span></text:span><text:span text:style-name="Source_20_Text"><text:span text:style-name="T5"> </text:span></text:span><text:span text:style-name="Source_20_Text"><text:span text:style-name="T20">require</text:span></text:span><text:span text:style-name="Source_20_Text"><text:span text:style-name="T17">(</text:span></text:span><text:span text:style-name="Source_20_Text"><text:span text:style-name="T21">'os'</text:span></text:span><text:span text:style-name="Source_20_Text"><text:span text:style-name="T17">).</text:span></text:span><text:span text:style-name="Source_20_Text"><text:span text:style-name="T20">cpus</text:span></text:span><text:span text:style-name="Source_20_Text"><text:span text:style-name="T17">().</text:span></text:span><text:span text:style-name="Source_20_Text"><text:span text:style-name="T5">length</text:span></text:span><text:span text:style-name="Source_20_Text"><text:span text:style-name="T17">;</text:span></text:span></text:p>
      <text:p text:style-name="P26"/>
      <text:p text:style-name="P26"><text:soft-page-break/><text:span text:style-name="Source_20_Text"><text:span text:style-name="T6"><text:s text:c="4"/></text:span></text:span><text:span text:style-name="Source_20_Text"><text:span text:style-name="T5">console</text:span></text:span><text:span text:style-name="Source_20_Text"><text:span text:style-name="T17">.</text:span></text:span><text:span text:style-name="Source_20_Text"><text:span text:style-name="T20">log</text:span></text:span><text:span text:style-name="Source_20_Text"><text:span text:style-name="T17">(</text:span></text:span><text:span text:style-name="Source_20_Text"><text:span text:style-name="T21">'Master cluster setting up '</text:span></text:span><text:span text:style-name="Source_20_Text"><text:span text:style-name="T5"> </text:span></text:span><text:span text:style-name="Source_20_Text"><text:span text:style-name="T19">+</text:span></text:span><text:span text:style-name="Source_20_Text"><text:span text:style-name="T5"> numWorkers </text:span></text:span><text:span text:style-name="Source_20_Text"><text:span text:style-name="T19">+</text:span></text:span><text:span text:style-name="Source_20_Text"><text:span text:style-name="T5"> </text:span></text:span><text:span text:style-name="Source_20_Text"><text:span text:style-name="T21">' workers...'</text:span></text:span><text:span text:style-name="Source_20_Text"><text:span text:style-name="T17">);</text:span></text:span></text:p>
      <text:p text:style-name="P26"><text:span text:style-name="Source_20_Text"><text:span text:style-name="T15">for</text:span></text:span><text:span text:style-name="Source_20_Text"><text:span text:style-name="T17">(</text:span></text:span><text:span text:style-name="Source_20_Text"><text:span text:style-name="T15">var</text:span></text:span><text:span text:style-name="Source_20_Text"><text:span text:style-name="T5"> i </text:span></text:span><text:span text:style-name="Source_20_Text"><text:span text:style-name="T19">=</text:span></text:span><text:span text:style-name="Source_20_Text"><text:span text:style-name="T5"> </text:span></text:span><text:span text:style-name="Source_20_Text"><text:span text:style-name="T22">0</text:span></text:span><text:span text:style-name="Source_20_Text"><text:span text:style-name="T17">;</text:span></text:span><text:span text:style-name="Source_20_Text"><text:span text:style-name="T5"> i </text:span></text:span><text:span text:style-name="Source_20_Text"><text:span text:style-name="T19">&lt;</text:span></text:span><text:span text:style-name="Source_20_Text"><text:span text:style-name="T5"> numWorkers</text:span></text:span><text:span text:style-name="Source_20_Text"><text:span text:style-name="T17">;</text:span></text:span><text:span text:style-name="Source_20_Text"><text:span text:style-name="T5"> i</text:span></text:span><text:span text:style-name="Source_20_Text"><text:span text:style-name="T19">++</text:span></text:span><text:span text:style-name="Source_20_Text"><text:span text:style-name="T17">)</text:span></text:span><text:span text:style-name="Source_20_Text"><text:span text:style-name="T5"> </text:span></text:span><text:span text:style-name="Source_20_Text"><text:span text:style-name="T17">{</text:span></text:span></text:p>
      <text:p text:style-name="P26"><text:span text:style-name="Source_20_Text"><text:span text:style-name="T6"><text:s text:c="8"/></text:span></text:span><text:span text:style-name="Source_20_Text"><text:span text:style-name="T5">cluster</text:span></text:span><text:span text:style-name="Source_20_Text"><text:span text:style-name="T17">.</text:span></text:span><text:span text:style-name="Source_20_Text"><text:span text:style-name="T20">fork</text:span></text:span><text:span text:style-name="Source_20_Text"><text:span text:style-name="T17">();</text:span></text:span></text:p>
      <text:p text:style-name="P26"><text:span text:style-name="Source_20_Text"><text:span text:style-name="T6"><text:s text:c="4"/></text:span></text:span><text:span text:style-name="Source_20_Text"><text:span text:style-name="T17">}</text:span></text:span></text:p>
      <text:p text:style-name="P26"><text:span text:style-name="Source_20_Text"><text:span text:style-name="T5">cluster</text:span></text:span><text:span text:style-name="Source_20_Text"><text:span text:style-name="T17">.</text:span></text:span><text:span text:style-name="Source_20_Text"><text:span text:style-name="T20">on</text:span></text:span><text:span text:style-name="Source_20_Text"><text:span text:style-name="T17">(</text:span></text:span><text:span text:style-name="Source_20_Text"><text:span text:style-name="T21">'online'</text:span></text:span><text:span text:style-name="Source_20_Text"><text:span text:style-name="T17">,</text:span></text:span><text:span text:style-name="Source_20_Text"><text:span text:style-name="T5"> </text:span></text:span><text:span text:style-name="Source_20_Text"><text:span text:style-name="T15">function</text:span></text:span><text:span text:style-name="Source_20_Text"><text:span text:style-name="T17">(</text:span></text:span><text:span text:style-name="Source_20_Text"><text:span text:style-name="T5">worker</text:span></text:span><text:span text:style-name="Source_20_Text"><text:span text:style-name="T17">)</text:span></text:span><text:span text:style-name="Source_20_Text"><text:span text:style-name="T5"> </text:span></text:span><text:span text:style-name="Source_20_Text"><text:span text:style-name="T17">{</text:span></text:span></text:p>
      <text:p text:style-name="P26"><text:span text:style-name="Source_20_Text"><text:span text:style-name="T6"><text:s text:c="8"/></text:span></text:span><text:span text:style-name="Source_20_Text"><text:span text:style-name="T5">console</text:span></text:span><text:span text:style-name="Source_20_Text"><text:span text:style-name="T17">.</text:span></text:span><text:span text:style-name="Source_20_Text"><text:span text:style-name="T20">log</text:span></text:span><text:span text:style-name="Source_20_Text"><text:span text:style-name="T17">(</text:span></text:span><text:span text:style-name="Source_20_Text"><text:span text:style-name="T21">'Worker '</text:span></text:span><text:span text:style-name="Source_20_Text"><text:span text:style-name="T5"> </text:span></text:span><text:span text:style-name="Source_20_Text"><text:span text:style-name="T19">+</text:span></text:span><text:span text:style-name="Source_20_Text"><text:span text:style-name="T5"> worker</text:span></text:span><text:span text:style-name="Source_20_Text"><text:span text:style-name="T17">.</text:span></text:span><text:span text:style-name="Source_20_Text"><text:span text:style-name="T5">process</text:span></text:span><text:span text:style-name="Source_20_Text"><text:span text:style-name="T17">.</text:span></text:span><text:span text:style-name="Source_20_Text"><text:span text:style-name="T5">pid </text:span></text:span><text:span text:style-name="Source_20_Text"><text:span text:style-name="T19">+</text:span></text:span><text:span text:style-name="Source_20_Text"><text:span text:style-name="T5"> </text:span></text:span><text:span text:style-name="Source_20_Text"><text:span text:style-name="T21">' is online'</text:span></text:span><text:span text:style-name="Source_20_Text"><text:span text:style-name="T17">);</text:span></text:span></text:p>
      <text:p text:style-name="P26"><text:span text:style-name="Source_20_Text"><text:span text:style-name="T6"><text:s text:c="4"/></text:span></text:span><text:span text:style-name="Source_20_Text"><text:span text:style-name="T17">});</text:span></text:span></text:p>
      <text:p text:style-name="P26"><text:span text:style-name="Source_20_Text"><text:span text:style-name="T5">cluster</text:span></text:span><text:span text:style-name="Source_20_Text"><text:span text:style-name="T17">.</text:span></text:span><text:span text:style-name="Source_20_Text"><text:span text:style-name="T20">on</text:span></text:span><text:span text:style-name="Source_20_Text"><text:span text:style-name="T17">(</text:span></text:span><text:span text:style-name="Source_20_Text"><text:span text:style-name="T21">'exit'</text:span></text:span><text:span text:style-name="Source_20_Text"><text:span text:style-name="T17">,</text:span></text:span><text:span text:style-name="Source_20_Text"><text:span text:style-name="T5"> </text:span></text:span><text:span text:style-name="Source_20_Text"><text:span text:style-name="T15">function</text:span></text:span><text:span text:style-name="Source_20_Text"><text:span text:style-name="T17">(</text:span></text:span><text:span text:style-name="Source_20_Text"><text:span text:style-name="T5">worker</text:span></text:span><text:span text:style-name="Source_20_Text"><text:span text:style-name="T17">,</text:span></text:span><text:span text:style-name="Source_20_Text"><text:span text:style-name="T5"> code</text:span></text:span><text:span text:style-name="Source_20_Text"><text:span text:style-name="T17">,</text:span></text:span><text:span text:style-name="Source_20_Text"><text:span text:style-name="T5"> signal</text:span></text:span><text:span text:style-name="Source_20_Text"><text:span text:style-name="T17">)</text:span></text:span><text:span text:style-name="Source_20_Text"><text:span text:style-name="T5"> </text:span></text:span><text:span text:style-name="Source_20_Text"><text:span text:style-name="T17">{</text:span></text:span></text:p>
      <text:p text:style-name="P26"><text:span text:style-name="Source_20_Text"><text:span text:style-name="T6"><text:s text:c="8"/></text:span></text:span><text:span text:style-name="Source_20_Text"><text:span text:style-name="T5">console</text:span></text:span><text:span text:style-name="Source_20_Text"><text:span text:style-name="T17">.</text:span></text:span><text:span text:style-name="Source_20_Text"><text:span text:style-name="T20">log</text:span></text:span><text:span text:style-name="Source_20_Text"><text:span text:style-name="T17">(</text:span></text:span><text:span text:style-name="Source_20_Text"><text:span text:style-name="T21">'Worker '</text:span></text:span><text:span text:style-name="Source_20_Text"><text:span text:style-name="T5"> </text:span></text:span><text:span text:style-name="Source_20_Text"><text:span text:style-name="T19">+</text:span></text:span><text:span text:style-name="Source_20_Text"><text:span text:style-name="T5"> worker</text:span></text:span><text:span text:style-name="Source_20_Text"><text:span text:style-name="T17">.</text:span></text:span><text:span text:style-name="Source_20_Text"><text:span text:style-name="T5">process</text:span></text:span><text:span text:style-name="Source_20_Text"><text:span text:style-name="T17">.</text:span></text:span><text:span text:style-name="Source_20_Text"><text:span text:style-name="T5">pid </text:span></text:span><text:span text:style-name="Source_20_Text"><text:span text:style-name="T19">+</text:span></text:span><text:span text:style-name="Source_20_Text"><text:span text:style-name="T5"> </text:span></text:span><text:span text:style-name="Source_20_Text"><text:span text:style-name="T21">' died with code: '</text:span></text:span><text:span text:style-name="Source_20_Text"><text:span text:style-name="T5"> </text:span></text:span><text:span text:style-name="Source_20_Text"><text:span text:style-name="T19">+</text:span></text:span><text:span text:style-name="Source_20_Text"><text:span text:style-name="T5"> code </text:span></text:span><text:span text:style-name="Source_20_Text"><text:span text:style-name="T19">+</text:span></text:span><text:span text:style-name="Source_20_Text"><text:span text:style-name="T5"> </text:span></text:span><text:span text:style-name="Source_20_Text"><text:span text:style-name="T21">', and signal: '</text:span></text:span><text:span text:style-name="Source_20_Text"><text:span text:style-name="T5"> </text:span></text:span><text:span text:style-name="Source_20_Text"><text:span text:style-name="T19">+</text:span></text:span><text:span text:style-name="Source_20_Text"><text:span text:style-name="T5"> signal</text:span></text:span><text:span text:style-name="Source_20_Text"><text:span text:style-name="T17">);</text:span></text:span></text:p>
      <text:p text:style-name="P26"><text:span text:style-name="Source_20_Text"><text:span text:style-name="T6"><text:s text:c="8"/></text:span></text:span><text:span text:style-name="Source_20_Text"><text:span text:style-name="T5">console</text:span></text:span><text:span text:style-name="Source_20_Text"><text:span text:style-name="T17">.</text:span></text:span><text:span text:style-name="Source_20_Text"><text:span text:style-name="T20">log</text:span></text:span><text:span text:style-name="Source_20_Text"><text:span text:style-name="T17">(</text:span></text:span><text:span text:style-name="Source_20_Text"><text:span text:style-name="T21">'Starting a new worker'</text:span></text:span><text:span text:style-name="Source_20_Text"><text:span text:style-name="T17">);</text:span></text:span></text:p>
      <text:p text:style-name="P26"><text:span text:style-name="Source_20_Text"><text:span text:style-name="T6"><text:s text:c="8"/></text:span></text:span><text:span text:style-name="Source_20_Text"><text:span text:style-name="T5">cluster</text:span></text:span><text:span text:style-name="Source_20_Text"><text:span text:style-name="T17">.</text:span></text:span><text:span text:style-name="Source_20_Text"><text:span text:style-name="T20">fork</text:span></text:span><text:span text:style-name="Source_20_Text"><text:span text:style-name="T17">();</text:span></text:span></text:p>
      <text:p text:style-name="P26"><text:span text:style-name="Source_20_Text"><text:span text:style-name="T6"><text:s text:c="4"/></text:span></text:span><text:span text:style-name="Source_20_Text"><text:span text:style-name="T17">});</text:span></text:span></text:p>
      <text:p text:style-name="P4">Error handling in node.js:</text:p>
      <text:p text:style-name="P5">If the errors are not handled properly it may lead to application crash.</text:p>
      <text:p text:style-name="P5"/>
      <text:p text:style-name="P5">For async functions we will have callback function as a second parameter. In this call back function the first parameter is always err object. So in this case to handle the err we we have to check the err object in callback function.</text:p>
      <text:p text:style-name="P5"/>
      <text:p text:style-name="P5"><text:soft-page-break/>Person.find({},function(err,data){</text:p>
      <text:p text:style-name="P5">if(err)</text:p>
      <text:p text:style-name="P5">{</text:p>
      <text:p text:style-name="P5"><text:span text:style-name="T24">return</text:span><text:span text:style-name="T31"> </text:span><text:span text:style-name="T32">res.send(</text:span><text:span text:style-name="T26">'Items could not be retrieved from database. Please try again.'</text:span><text:span text:style-name="T32">);</text:span> </text:p>
      <text:p text:style-name="P5">//here we have to handle the error <text:s/>return will get the execution out from that function.</text:p>
      <text:p text:style-name="P5">}</text:p>
      <text:p text:style-name="P5">else{</text:p>
      <text:p text:style-name="P5">we can write our ligic here</text:p>
      <text:p text:style-name="P5">}</text:p>
      <text:p text:style-name="P5">});</text:p>
      <text:p text:style-name="P5"/>
      <text:p text:style-name="P5">in the above example we are handling the error by showing the text in response or else we can throw the err by throw err;</text:p>
      <text:p text:style-name="P5"/>
      <text:p text:style-name="P5"><text:span text:style-name="Strong_20_Emphasis"><text:span text:style-name="T35">Note: </text:span></text:span><text:span text:style-name="T34">It is important to </text:span><text:span text:style-name="Strong_20_Emphasis"><text:span text:style-name="T35">return </text:span></text:span><text:span text:style-name="T34">inside </text:span><text:span text:style-name="Source_20_Text"><text:span text:style-name="T41">if (err) { ... }</text:span></text:span><text:span text:style-name="T34">otherwise your code will just continue executing and eventually crash.</text:span> </text:p>
      <text:p text:style-name="P5"/>
      <text:p text:style-name="P5">Instead of handling each and every error individually use express middleware(middle ware is a function with req,res,next as parameters).</text:p>
      <text:p text:style-name="P5">Function getPersons(req,res,next)</text:p>
      <text:p text:style-name="P5">{ </text:p>
      <text:p text:style-name="P5">Person.find({},function(err,data){</text:p>
      <text:p text:style-name="P5">if(err)</text:p>
      <text:p text:style-name="P5">{</text:p>
      <text:p text:style-name="P5"><text:span text:style-name="T24">return</text:span><text:span text:style-name="T31"> next(err)</text:span><text:span text:style-name="T32">;</text:span> </text:p>
      <text:p text:style-name="P5">//here we have to handle the error <text:s/>return will get the execution out from that function.</text:p>
      <text:p text:style-name="P5">}</text:p>
      <text:p text:style-name="P5">else{</text:p>
      <text:p text:style-name="P5">we can write our ligic here</text:p>
      <text:p text:style-name="P5">}</text:p>
      <text:p text:style-name="P5">});</text:p>
      <text:p text:style-name="P5">}</text:p>
      <text:p text:style-name="P5"/>
      <text:p text:style-name="P5">here next(err) will call the error middleware.</text:p>
      <text:p text:style-name="P5">Add the code below after all the middlewares.</text:p>
      <text:p text:style-name="P5"><text:span text:style-name="T30">app.use(</text:span><text:span text:style-name="T25">function</text:span><text:span text:style-name="T42">(err, req, res, next)</text:span><text:span text:style-name="T30"> {</text:span><text:span text:style-name="T29"> </text:span><text:span text:style-name="T30">console.error(err.stack); </text:span><text:span text:style-name="T25">return</text:span><text:span text:style-name="T29"> </text:span><text:span text:style-name="T30">res.send(</text:span><text:span text:style-name="T43">500</text:span><text:span text:style-name="T30">, { message: err.message</text:span><text:span text:style-name="T28"> </text:span><text:span text:style-name="T30">}); });</text:span> </text:p>
      <text:p text:style-name="P5"/>
      <text:p text:style-name="P5"><text:span text:style-name="T50">Note</text:span> : app object is instantiated at the creation of express. This app contains the middleware stack which can be configured, so by using use we can add middleware to the app middleware stack.</text:p>
      <text:p text:style-name="P5"/>
      <text:p text:style-name="P5"><text:soft-page-break/>Dealing with uncaught exceptions:</text:p>
      <text:p text:style-name="P5">when an uncaught exception is occurred the node.js process will get crashed at that time we have to restart the node.js process.</text:p>
      <text:p text:style-name="P5">This can be achieved by handling uncaughtexception event. Listening to this event is easy by using the '<text:span text:style-name="T52">process'</text:span> global variable.</text:p>
      <text:p text:style-name="P5"/>
      <text:p text:style-name="P5">Process.on('uncaughtException',function(err){</text:p>
      <text:p text:style-name="P5">restart the node.js process</text:p>
      <text:p text:style-name="P5">});</text:p>
      <text:p text:style-name="P5"/>
      <text:p text:style-name="P6"><text:span text:style-name="T27"> after this event is emitted Node.js would usually crash and need to be restarted which keeps your software state as expected</text:span> .</text:p>
      <text:p text:style-name="P6"/>
      <text:p text:style-name="P8">Restarting the node.js using modules:</text:p>
      <text:p text:style-name="P7">we can restart the node.js application by savaing all in memory data. This can be achieved by npm modules like monit, upstart and forever.</text:p>
      <text:p text:style-name="P8"/>
      <text:p text:style-name="P7"><text:span text:style-name="T50">Domain module :</text:span> we can handle the uncaughtexception using npm process global variable or by npm module domain. This domain module will use the cluster, such that we use the worker for handling the requests when an uncaugth exception is raised kill the worker which is responsible and assign new worker instead of killing the node.js process which will create the problem to the other requests which are handled by the process. <text:s/></text:p>
      <text:p text:style-name="P7"/>
      <text:p text:style-name="P7"><text:span text:style-name="Source_20_Text"><text:span text:style-name="T44">var</text:span></text:span><text:span text:style-name="Source_20_Text"><text:span text:style-name="T33"> d = require(</text:span></text:span><text:span text:style-name="Source_20_Text"><text:span text:style-name="T45">'domain'</text:span></text:span><text:span text:style-name="Source_20_Text"><text:span text:style-name="T33">).create();</text:span></text:span></text:p>
      <text:p text:style-name="P24"><text:span text:style-name="Source_20_Text"><text:span text:style-name="T36">d.on(</text:span></text:span><text:span text:style-name="Source_20_Text"><text:span text:style-name="T46">'error'</text:span></text:span><text:span text:style-name="Source_20_Text"><text:span text:style-name="T36">, (er) =&gt; {</text:span></text:span></text:p>
      <text:p text:style-name="P24"><text:span text:style-name="Source_20_Text"><text:span text:style-name="T37"><text:s text:c="2"/></text:span></text:span><text:span text:style-name="Source_20_Text"><text:span text:style-name="T47">// The error won't crash the process, but what it does is worse!</text:span></text:span></text:p>
      <text:p text:style-name="P24"><text:span text:style-name="Source_20_Text"><text:span text:style-name="T37"><text:s text:c="2"/></text:span></text:span><text:span text:style-name="Source_20_Text"><text:span text:style-name="T47">// Though we've prevented abrupt process restarting, we are leaking</text:span></text:span></text:p>
      <text:p text:style-name="P24"><text:span text:style-name="Source_20_Text"><text:span text:style-name="T37"><text:s text:c="2"/></text:span></text:span><text:span text:style-name="Source_20_Text"><text:span text:style-name="T47">// resources like crazy if this ever happens.</text:span></text:span></text:p>
      <text:p text:style-name="P24"><text:span text:style-name="Source_20_Text"><text:span text:style-name="T37"><text:s text:c="2"/></text:span></text:span><text:span text:style-name="Source_20_Text"><text:span text:style-name="T47">// This is no better than process.on('uncaughtException')!</text:span></text:span></text:p>
      <text:p text:style-name="P24"><text:span text:style-name="Source_20_Text"><text:span text:style-name="T37"><text:s text:c="2"/></text:span></text:span><text:span text:style-name="Source_20_Text"><text:span text:style-name="T36">console.log(</text:span></text:span><text:span text:style-name="Source_20_Text"><text:span text:style-name="T46">'error, but oh well'</text:span></text:span><text:span text:style-name="Source_20_Text"><text:span text:style-name="T36">, er.message);</text:span></text:span></text:p>
      <text:p text:style-name="P24"><text:span text:style-name="Source_20_Text"><text:span text:style-name="T36">});</text:span></text:span></text:p>
      <text:p text:style-name="P24"><text:span text:style-name="Source_20_Text"><text:span text:style-name="T36">d.run(() =&gt; {</text:span></text:span></text:p>
      <text:p text:style-name="P24"><text:span text:style-name="Source_20_Text"><text:span text:style-name="T37"><text:s text:c="2"/></text:span></text:span><text:span text:style-name="Source_20_Text"><text:span text:style-name="T36">require(</text:span></text:span><text:span text:style-name="Source_20_Text"><text:span text:style-name="T46">'http'</text:span></text:span><text:span text:style-name="Source_20_Text"><text:span text:style-name="T36">).createServer((req, res) =&gt; {</text:span></text:span></text:p>
      <text:p text:style-name="P24"><text:span text:style-name="Source_20_Text"><text:span text:style-name="T37"><text:s text:c="4"/></text:span></text:span><text:span text:style-name="Source_20_Text"><text:span text:style-name="T36">handleRequest(req, res);</text:span></text:span></text:p>
      <text:p text:style-name="P24"><text:span text:style-name="Source_20_Text"><text:span text:style-name="T37"><text:s text:c="2"/></text:span></text:span><text:span text:style-name="Source_20_Text"><text:span text:style-name="T36">}).listen(PORT);</text:span></text:span></text:p>
      <text:p text:style-name="P24"><text:span text:style-name="Source_20_Text"><text:span text:style-name="T36">});</text:span></text:span></text:p>
      <text:p text:style-name="P7"/>
      <text:p text:style-name="P7"/>
      <text:p text:style-name="P7"/>
      <text:p text:style-name="P7"/>
      <text:p text:style-name="P7"/>
      <text:p text:style-name="P7"><text:soft-page-break/>mongolab db url ::</text:p>
      <text:p text:style-name="P7">mongodb://shopnonstop:<text:a xlink:type="simple" xlink:href="mailto:123456@mongolab.com" text:style-name="Internet_20_link" text:visited-style-name="Visited_20_Internet_20_Link">123456@mongolab.com</text:a>:8080/shopnonstop</text:p>
      <text:p text:style-name="P7"/>
      <text:p text:style-name="P7"/>
      <text:p text:style-name="P7"/>
      <text:p text:style-name="P7">openshift sns</text:p>
      <text:p text:style-name="P9">MongoDB 2.4 database added. <text:s/>Please make note of these credentials:</text:p>
      <text:p text:style-name="P27"/>
      <text:p text:style-name="P28"><text:s text:c="3"/><text:span text:style-name="T53">Root User: <text:s text:c="4"/>admin</text:span></text:p>
      <text:p text:style-name="P28"><text:s text:c="3"/><text:span text:style-name="T53">Root Password: h2DQk27h9Jpu</text:span></text:p>
      <text:p text:style-name="P28"><text:s text:c="3"/><text:span text:style-name="T53">Database Name: shopnonstop</text:span></text:p>
      <text:p text:style-name="P27"/>
      <text:p text:style-name="P29">Connection URL: mongodb://$OPENSHIFT_MONGODB_DB_HOST:$OPENSHIFT_MONGODB_DB_PORT/</text:p>
      <text:p text:style-name="P7">Promise : promise is the replaceent for callback functions in async, they use then method with two handlers as parameters one is for success and another is one for failure.</text:p>
      <text:p text:style-name="P7">We can convert the asyncs in existing modules to promise by using Q or Bluebird promise library.</text:p>
      <text:p text:style-name="P7"/>
      <text:p text:style-name="P7">We can nest the promises.</text:p>
      <text:p text:style-name="P30"><text:span text:style-name="Source_20_Text"><text:span text:style-name="T38">var</text:span></text:span><text:span text:style-name="T38"> </text:span><text:span text:style-name="Source_20_Text"><text:span text:style-name="T38">Promise = require('bluebird');</text:span></text:span></text:p>
      <text:p text:style-name="P21"><text:span text:style-name="Source_20_Text"><text:span text:style-name="T39">var</text:span></text:span><text:span text:style-name="T39"> </text:span><text:span text:style-name="Source_20_Text"><text:span text:style-name="T39">mongoClient = Promise.promisifyAll(require('mongodb')).MongoClient;</text:span></text:span></text:p>
      <text:p text:style-name="P22"> </text:p>
      <text:p text:style-name="P21"><text:span text:style-name="Source_20_Text"><text:span text:style-name="T39">mongoClient.connectAsync('</text:span></text:span><text:a xlink:type="simple" xlink:href="mongodb://localhost:27017/mydb" text:style-name="Internet_20_link" text:visited-style-name="Visited_20_Internet_20_Link"><text:span text:style-name="Source_20_Text"><text:span text:style-name="T40">mongodb://localhost:27017/mydb</text:span></text:span></text:a><text:span text:style-name="Source_20_Text"><text:span text:style-name="T39">')</text:span></text:span></text:p>
      <text:p text:style-name="P21"><text:span text:style-name="Source_20_Text"><text:span text:style-name="T38">    </text:span></text:span><text:span text:style-name="Source_20_Text"><text:span text:style-name="T39">.then(function(db) {</text:span></text:span></text:p>
      <text:p text:style-name="P21"><text:span text:style-name="Source_20_Text"><text:span text:style-name="T38">        </text:span></text:span><text:span text:style-name="Source_20_Text"><text:span text:style-name="T39">return</text:span></text:span><text:span text:style-name="T39"> </text:span><text:span text:style-name="Source_20_Text"><text:span text:style-name="T39">db.collection('content').findAsync({})</text:span></text:span></text:p>
      <text:p text:style-name="P21"><text:span text:style-name="Source_20_Text"><text:span text:style-name="T38">    </text:span></text:span><text:span text:style-name="Source_20_Text"><text:span text:style-name="T39">})</text:span></text:span></text:p>
      <text:p text:style-name="P21"><text:span text:style-name="Source_20_Text"><text:span text:style-name="T38">    </text:span></text:span><text:span text:style-name="Source_20_Text"><text:span text:style-name="T39">.then(function(cursor) {</text:span></text:span></text:p>
      <text:p text:style-name="P21"><text:span text:style-name="Source_20_Text"><text:span text:style-name="T38">        </text:span></text:span><text:span text:style-name="Source_20_Text"><text:span text:style-name="T39">return</text:span></text:span><text:span text:style-name="T39"> </text:span><text:span text:style-name="Source_20_Text"><text:span text:style-name="T39">cursor.toArrayAsync();</text:span></text:span></text:p>
      <text:p text:style-name="P21"><text:span text:style-name="Source_20_Text"><text:span text:style-name="T38">    </text:span></text:span><text:span text:style-name="Source_20_Text"><text:span text:style-name="T39">})</text:span></text:span></text:p>
      <text:p text:style-name="P21"><text:span text:style-name="Source_20_Text"><text:span text:style-name="T38">    </text:span></text:span><text:span text:style-name="Source_20_Text"><text:span text:style-name="T39">.then(function(content) {</text:span></text:span></text:p>
      <text:p text:style-name="P21"><text:span text:style-name="Source_20_Text"><text:span text:style-name="T38">        </text:span></text:span><text:span text:style-name="Source_20_Text"><text:span text:style-name="T39">res.status(200).json(content);</text:span></text:span></text:p>
      <text:p text:style-name="P21"><text:span text:style-name="Source_20_Text"><text:span text:style-name="T38">    </text:span></text:span><text:span text:style-name="Source_20_Text"><text:span text:style-name="T39">})</text:span></text:span></text:p>
      <text:p text:style-name="P21"><text:span text:style-name="Source_20_Text"><text:span text:style-name="T38">    </text:span></text:span><text:span text:style-name="Source_20_Text"><text:span text:style-name="T39">.catch(function(err) {</text:span></text:span></text:p>
      <text:p text:style-name="P21"><text:span text:style-name="Source_20_Text"><text:span text:style-name="T38">        </text:span></text:span><text:span text:style-name="Source_20_Text"><text:span text:style-name="T39">throw</text:span></text:span><text:span text:style-name="T39"> </text:span><text:span text:style-name="Source_20_Text"><text:span text:style-name="T39">err;</text:span></text:span></text:p>
      <text:p text:style-name="P21"><text:span text:style-name="Source_20_Text"><text:span text:style-name="T38">    </text:span></text:span><text:span text:style-name="Source_20_Text"><text:span text:style-name="T39">});</text:span></text:span></text:p>
      <text:p text:style-name="P7"><text:s text:c="2"/></text:p>
      <text:p text:style-name="P7">in the above example promises are nested .then() returns another promises. Catch is used to handle the error in any of the nested promises.</text:p>
      <text:p text:style-name="P7"><text:soft-page-break/></text:p>
      <text:p text:style-name="P7">We can call a function which returns a promise from another function.</text:p>
      <text:p text:style-name="P30"><text:span text:style-name="Source_20_Text"><text:span text:style-name="T38">var</text:span></text:span><text:span text:style-name="T38"> </text:span><text:span text:style-name="Source_20_Text"><text:span text:style-name="T38">Promise = require('bluebird');</text:span></text:span></text:p>
      <text:p text:style-name="P21"><text:span text:style-name="Source_20_Text"><text:span text:style-name="T39">var</text:span></text:span><text:span text:style-name="T39"> </text:span><text:span text:style-name="Source_20_Text"><text:span text:style-name="T39">mongoClient = Promise.promisifyAll(require('mongodb')).MongoClient;</text:span></text:span></text:p>
      <text:p text:style-name="P22"> </text:p>
      <text:p text:style-name="P21"><text:span text:style-name="Source_20_Text"><text:span text:style-name="T39">/* Functions */</text:span></text:span></text:p>
      <text:p text:style-name="P21"><text:span text:style-name="Source_20_Text"><text:span text:style-name="T39">var</text:span></text:span><text:span text:style-name="T39"> </text:span><text:span text:style-name="Source_20_Text"><text:span text:style-name="T39">getAllContent = function() {</text:span></text:span></text:p>
      <text:p text:style-name="P21"><text:span text:style-name="Source_20_Text"><text:span text:style-name="T38">    </text:span></text:span><text:span text:style-name="Source_20_Text"><text:span text:style-name="T39">return</text:span></text:span><text:span text:style-name="T39"> </text:span><text:span text:style-name="Source_20_Text"><text:span text:style-name="T39">new</text:span></text:span><text:span text:style-name="T39"> </text:span><text:span text:style-name="Source_20_Text"><text:span text:style-name="T39">Promise(function(resolve) {</text:span></text:span></text:p>
      <text:p text:style-name="P21"><text:span text:style-name="Source_20_Text"><text:span text:style-name="T38">        </text:span></text:span><text:span text:style-name="Source_20_Text"><text:span text:style-name="T39">mongoClient.connectAsync('</text:span></text:span><text:a xlink:type="simple" xlink:href="mongodb://localhost:27017/mydb" text:style-name="Internet_20_link" text:visited-style-name="Visited_20_Internet_20_Link"><text:span text:style-name="Source_20_Text"><text:span text:style-name="T40">mongodb://localhost:27017/mydb</text:span></text:span></text:a><text:span text:style-name="Source_20_Text"><text:span text:style-name="T39">')</text:span></text:span></text:p>
      <text:p text:style-name="P21"><text:span text:style-name="Source_20_Text"><text:span text:style-name="T38">            </text:span></text:span><text:span text:style-name="Source_20_Text"><text:span text:style-name="T39">.then(function(db) {</text:span></text:span></text:p>
      <text:p text:style-name="P21"><text:span text:style-name="Source_20_Text"><text:span text:style-name="T38">                </text:span></text:span><text:span text:style-name="Source_20_Text"><text:span text:style-name="T39">return</text:span></text:span><text:span text:style-name="T39"> </text:span><text:span text:style-name="Source_20_Text"><text:span text:style-name="T39">db.collection('content').findAsync({})</text:span></text:span></text:p>
      <text:p text:style-name="P21"><text:span text:style-name="Source_20_Text"><text:span text:style-name="T38">            </text:span></text:span><text:span text:style-name="Source_20_Text"><text:span text:style-name="T39">})</text:span></text:span></text:p>
      <text:p text:style-name="P21"><text:span text:style-name="Source_20_Text"><text:span text:style-name="T38">            </text:span></text:span><text:span text:style-name="Source_20_Text"><text:span text:style-name="T39">.then(function(cursor) {</text:span></text:span></text:p>
      <text:p text:style-name="P21"><text:span text:style-name="Source_20_Text"><text:span text:style-name="T38">                </text:span></text:span><text:span text:style-name="Source_20_Text"><text:span text:style-name="T39">return</text:span></text:span><text:span text:style-name="T39"> </text:span><text:span text:style-name="Source_20_Text"><text:span text:style-name="T39">cursor.toArrayAsync();</text:span></text:span></text:p>
      <text:p text:style-name="P21"><text:span text:style-name="Source_20_Text"><text:span text:style-name="T38">            </text:span></text:span><text:span text:style-name="Source_20_Text"><text:span text:style-name="T39">})</text:span></text:span></text:p>
      <text:p text:style-name="P21"><text:span text:style-name="Source_20_Text"><text:span text:style-name="T38">            </text:span></text:span><text:span text:style-name="Source_20_Text"><text:span text:style-name="T39">.then(function(content) {</text:span></text:span></text:p>
      <text:p text:style-name="P21"><text:span text:style-name="Source_20_Text"><text:span text:style-name="T38">                </text:span></text:span><text:span text:style-name="Source_20_Text"><text:span text:style-name="T39">// This is how we return the data to the next .then() call</text:span></text:span></text:p>
      <text:p text:style-name="P21"><text:span text:style-name="Source_20_Text"><text:span text:style-name="T38">                </text:span></text:span><text:span text:style-name="Source_20_Text"><text:span text:style-name="T39">resolve(content);</text:span></text:span></text:p>
      <text:p text:style-name="P21"><text:span text:style-name="Source_20_Text"><text:span text:style-name="T38">            </text:span></text:span><text:span text:style-name="Source_20_Text"><text:span text:style-name="T39">})</text:span></text:span></text:p>
      <text:p text:style-name="P21"><text:span text:style-name="Source_20_Text"><text:span text:style-name="T38">            </text:span></text:span><text:span text:style-name="Source_20_Text"><text:span text:style-name="T39">.catch(function(err) {</text:span></text:span></text:p>
      <text:p text:style-name="P21"><text:span text:style-name="Source_20_Text"><text:span text:style-name="T38">                </text:span></text:span><text:span text:style-name="Source_20_Text"><text:span text:style-name="T39">throw</text:span></text:span><text:span text:style-name="T39"> </text:span><text:span text:style-name="Source_20_Text"><text:span text:style-name="T39">err;</text:span></text:span></text:p>
      <text:p text:style-name="P21"><text:span text:style-name="Source_20_Text"><text:span text:style-name="T38">            </text:span></text:span><text:span text:style-name="Source_20_Text"><text:span text:style-name="T39">});</text:span></text:span></text:p>
      <text:p text:style-name="P21"><text:span text:style-name="Source_20_Text"><text:span text:style-name="T38">    </text:span></text:span><text:span text:style-name="Source_20_Text"><text:span text:style-name="T39">});</text:span></text:span></text:p>
      <text:p text:style-name="P21"><text:span text:style-name="Source_20_Text"><text:span text:style-name="T39">};</text:span></text:span></text:p>
      <text:p text:style-name="P22"> </text:p>
      <text:p text:style-name="P21"><text:span text:style-name="Source_20_Text"><text:span text:style-name="T39">var</text:span></text:span><text:span text:style-name="T39"> </text:span><text:span text:style-name="Source_20_Text"><text:span text:style-name="T39">deleteItem = function(itemID) {</text:span></text:span></text:p>
      <text:p text:style-name="P21"><text:span text:style-name="Source_20_Text"><text:span text:style-name="T38">    </text:span></text:span><text:span text:style-name="Source_20_Text"><text:span text:style-name="T39">getAllContent()</text:span></text:span></text:p>
      <text:p text:style-name="P21"><text:span text:style-name="Source_20_Text"><text:span text:style-name="T38">        </text:span></text:span><text:span text:style-name="Source_20_Text"><text:span text:style-name="T39">.then(function(content) {</text:span></text:span></text:p>
      <text:p text:style-name="P21"><text:span text:style-name="Source_20_Text"><text:span text:style-name="T38">            </text:span></text:span><text:span text:style-name="Source_20_Text"><text:span text:style-name="T39">var</text:span></text:span><text:span text:style-name="T39"> </text:span><text:span text:style-name="Source_20_Text"><text:span text:style-name="T39">itemExists = false;</text:span></text:span></text:p>
      <text:p text:style-name="P21"><text:span text:style-name="Source_20_Text"><text:span text:style-name="T38">            </text:span></text:span><text:span text:style-name="Source_20_Text"><text:span text:style-name="T39">for</text:span></text:span><text:span text:style-name="T39"> </text:span><text:span text:style-name="Source_20_Text"><text:span text:style-name="T39">(var</text:span></text:span><text:span text:style-name="T39"> </text:span><text:span text:style-name="Source_20_Text"><text:span text:style-name="T39">i = 0; i &amp;amp;lt; content.length; i++) {</text:span></text:span></text:p>
      <text:p text:style-name="P21"><text:span text:style-name="Source_20_Text"><text:span text:style-name="T38">                </text:span></text:span><text:span text:style-name="Source_20_Text"><text:span text:style-name="T39">if</text:span></text:span><text:span text:style-name="T39"> </text:span><text:span text:style-name="Source_20_Text"><text:span text:style-name="T39">(content[i].itemID === itemID) {</text:span></text:span></text:p>
      <text:p text:style-name="P21"><text:span text:style-name="Source_20_Text"><text:span text:style-name="T38">                    </text:span></text:span><text:span text:style-name="Source_20_Text"><text:span text:style-name="T39">itemExists = true;</text:span></text:span></text:p>
      <text:p text:style-name="P21"><text:span text:style-name="Source_20_Text"><text:span text:style-name="T38">                    </text:span></text:span><text:span text:style-name="Source_20_Text"><text:span text:style-name="T39">break;</text:span></text:span></text:p>
      <text:p text:style-name="P21"><text:span text:style-name="Source_20_Text"><text:span text:style-name="T38">                </text:span></text:span><text:span text:style-name="Source_20_Text"><text:span text:style-name="T39">}</text:span></text:span></text:p>
      <text:p text:style-name="P21"><text:span text:style-name="Source_20_Text"><text:span text:style-name="T38">            </text:span></text:span><text:span text:style-name="Source_20_Text"><text:span text:style-name="T39">}</text:span></text:span></text:p>
      <text:p text:style-name="P21"><text:span text:style-name="Source_20_Text"><text:span text:style-name="T38">            </text:span></text:span><text:span text:style-name="Source_20_Text"><text:span text:style-name="T39">if</text:span></text:span><text:span text:style-name="T39"> </text:span><text:span text:style-name="Source_20_Text"><text:span text:style-name="T39">(itemExists) {</text:span></text:span></text:p>
      <text:p text:style-name="P21"><text:span text:style-name="Source_20_Text"><text:span text:style-name="T38">                </text:span></text:span><text:span text:style-name="Source_20_Text"><text:span text:style-name="T39">// Delete the item from the DB here</text:span></text:span></text:p>
      <text:p text:style-name="P21"><text:span text:style-name="Source_20_Text"><text:span text:style-name="T38">            </text:span></text:span><text:span text:style-name="Source_20_Text"><text:span text:style-name="T39">}</text:span></text:span></text:p>
      <text:p text:style-name="P21"><text:span text:style-name="Source_20_Text"><text:span text:style-name="T38">        </text:span></text:span><text:span text:style-name="Source_20_Text"><text:span text:style-name="T39">})</text:span></text:span></text:p>
      <text:p text:style-name="P21"><text:span text:style-name="Source_20_Text"><text:span text:style-name="T38">        </text:span></text:span><text:span text:style-name="Source_20_Text"><text:span text:style-name="T39">.catch(function(err) {</text:span></text:span></text:p>
      <text:p text:style-name="P21"><text:span text:style-name="Source_20_Text"><text:span text:style-name="T38">            </text:span></text:span><text:span text:style-name="Source_20_Text"><text:span text:style-name="T39">throw</text:span></text:span><text:span text:style-name="T39"> </text:span><text:span text:style-name="Source_20_Text"><text:span text:style-name="T39">err;</text:span></text:span></text:p>
      <text:p text:style-name="P21"><text:span text:style-name="Source_20_Text"><text:span text:style-name="T38">        </text:span></text:span><text:span text:style-name="Source_20_Text"><text:span text:style-name="T39">});</text:span></text:span></text:p>
      <text:p text:style-name="P21"><text:span text:style-name="Source_20_Text"><text:span text:style-name="T39">};</text:span></text:span></text:p>
      <text:p text:style-name="P11"><text:s/></text:p>
      <text:p text:style-name="P11"/>
      <text:p text:style-name="P11"><text:soft-page-break/></text:p>
      <text:p text:style-name="P11"><text:s/>inside the promise we can add asynchronous function to make it as a promise.</text:p>
      <text:p text:style-name="P11">var getData = function (){</text:p>
      <text:p text:style-name="P11"><text:tab/>return new Promise(function(resolve,reject){<text:tab/><text:tab/>//created promise</text:p>
      <text:p text:style-name="P11"><text:tab/>fs.readFileAsync('<text:a xlink:type="simple" xlink:href="../../start.js').then(function(data" text:style-name="Internet_20_link" text:visited-style-name="Visited_20_Internet_20_Link">F:/start.js').then(function(data</text:a>){<text:tab/>//using asyncfunction</text:p>
      <text:p text:style-name="P11"><text:tab/> resolve(data);<text:tab/><text:tab/><text:tab/><text:tab/><text:tab/><text:tab/>// data is returned to the function </text:p>
      <text:p text:style-name="P11"><text:tab/>},function(err){reject(err)});<text:tab/><text:tab/><text:tab/><text:tab/>//calling the promise .</text:p>
      <text:p text:style-name="P11">});</text:p>
      <text:p text:style-name="P11">}</text:p>
      <text:p text:style-name="P11"/>
      <text:p text:style-name="P11"/>
      <text:p text:style-name="P11">function showData(){</text:p>
      <text:p text:style-name="P11"/>
      <text:p text:style-name="P11"><text:tab/>getData().then(function(data){console.log(data.toString())},function(err){console.log(err)});</text:p>
      <text:p text:style-name="P11"/>
      <text:p text:style-name="P11"><text:tab/>console.log('async operation with promise');</text:p>
      <text:p text:style-name="P11">}</text:p>
      <text:p text:style-name="P11"/>
      <text:p text:style-name="P11"/>
      <text:p text:style-name="P11"/>
      <text:p text:style-name="P11"/>
      <text:p text:style-name="P11"/>
      <text:p text:style-name="P11"/>
      <text:p text:style-name="P12"><text:tab/><text:tab/><text:tab/><text:tab/><text:tab/><text:tab/>Sails.js</text:p>
      <text:p text:style-name="P12"/>
      <text:p text:style-name="P12">sails.js :<text:span text:style-name="T51"> this is a frame work like express which is used to build node.js apps.</text:span></text:p>
      <text:p text:style-name="P13"/>
      <text:p text:style-name="P13">Advantages of sails :</text:p>
      <text:p text:style-name="P13">sails has rest ful api built in.</text:p>
      <text:p text:style-name="P13">sails create the code base for your project(scaffolding).</text:p>
      <text:p text:style-name="P13">Sails provide mvc architecture.</text:p>
      <text:p text:style-name="P13">Sails support multiple databases.</text:p>
      <text:p text:style-name="P13">Sails has support for sockets and websockets.io.</text:p>
      <text:p text:style-name="P13"/>
      <text:p text:style-name="P13"/>
      <text:p text:style-name="P13"/>
      <text:p text:style-name="P12">Commands:</text:p>
      <text:p text:style-name="P13">sails new appname : creates the application with name mentioned.</text:p>
      <text:p text:style-name="P13">Sails lift : this will start <text:s/>the application in the default port.</text:p>
      <text:p text:style-name="P13">Sails generate api users : this will create the controller and model with the name users</text:p>
      <text:p text:style-name="P13">sails generate controller controllername action1 action2</text:p>
      <text:p text:style-name="P13">eg: sails generate controller users create update remove </text:p>
      <text:p text:style-name="P13"><text:soft-page-break/>sails generate model modelname attrname:type <text:s/>: this will create model </text:p>
      <text:p text:style-name="P13">eg: sails generate model users name:string email:string.</text:p>
      <text:p text:style-name="P13">Sails-generate-custom-response <text:s text:c="2"/>: this is used to generate a response from the server to client.(bad request).</text:p>
      <text:p text:style-name="P13"/>
      <text:p text:style-name="P13"/>
      <text:p text:style-name="P13">Sails.js scaffolding foledr structure:</text:p>
      <text:p text:style-name="P13">refer to url : <text:a xlink:type="simple" xlink:href="http://sailsjs.org/documentation/anatomy/my-app/config/bootstrap-js" text:style-name="Internet_20_link" text:visited-style-name="Visited_20_Internet_20_Link">http://sailsjs.org/documentation/anatomy/my-app/config/bootstrap-js</text:a> </text:p>
      <text:p text:style-name="P13"/>
      <text:p text:style-name="P13"/>
      <text:p text:style-name="P13"/>
      <text:p text:style-name="P13">Socket.io : is an api which makes the usage of web sockets very easy with in the application.</text:p>
      <text:p text:style-name="P13"/>
      <text:p text:style-name="P13">We can create the socket at the service end and client end to receive and send messages and they should listen to the same server.</text:p>
      <text:p text:style-name="P13"/>
      <text:p text:style-name="P13">Namespace: we can create multiple sockets which listens to the particular route.</text:p>
      <text:p text:style-name="P10"><text:span text:style-name="T54">var</text:span> io <text:span text:style-name="T54">=</text:span> <text:span text:style-name="T56">require</text:span>(<text:span text:style-name="T58">'socket.io'</text:span>)();</text:p>
      <text:p text:style-name="P25"><text:s text:c="2"/><text:span text:style-name="T60">io.</text:span><text:span text:style-name="T61">of</text:span><text:span text:style-name="T60">(</text:span><text:span text:style-name="T59">'/chat'</text:span><text:span text:style-name="T60">).</text:span><text:span text:style-name="T61">in</text:span><text:span text:style-name="T60">(</text:span><text:span text:style-name="T59">'general'</text:span><text:span text:style-name="T60">).</text:span><text:span text:style-name="T61">clients</text:span><text:span text:style-name="T60">(</text:span><text:span text:style-name="T55">function</text:span><text:span text:style-name="T60">(error, clients){</text:span></text:p>
      <text:p text:style-name="P25"><text:s text:c="4"/><text:span text:style-name="T55">if</text:span><text:span text:style-name="T60"> (error) </text:span><text:span text:style-name="T55">throw</text:span><text:span text:style-name="T60"> error;</text:span></text:p>
      <text:p text:style-name="P25"><text:s text:c="4"/><text:span text:style-name="T61">console</text:span><text:span text:style-name="T60">.</text:span><text:span text:style-name="T57">log</text:span><text:span text:style-name="T60">(clients); </text:span><text:span text:style-name="T62">// =&gt; [Anw2LatarvGVVXEIAAAD]</text:span></text:p>
      <text:p text:style-name="P25"><text:s text:c="2"/><text:span text:style-name="T60">});</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oft-page-break/>Steps for deploying node.js application <text:s/>in red hat openshift:</text:p>
      <text:p text:style-name="P13"/>
      <text:p text:style-name="P13">1. install rhc gem by using cmd :<text:span text:style-name="T50"> gem install rhc</text:span> (for this ruby should be installed).</text:p>
      <text:p text:style-name="P13">2. create an account in rhc open shift.</text:p>
      <text:p text:style-name="P13">3. create an node js app in rhc using the cmd: <text:span text:style-name="T50">rhc create appname node-0.10</text:span> this cmd creates node js app in your account with ssh repository.</text:p>
      <text:p text:style-name="P13">4. now clone the git repo to local by using cmd : </text:p>
      <text:p text:style-name="P14"><text:span text:style-name="T64">git clone </text:span><text:span text:style-name="T63">ssh://5757b1c80c1e66269b000077@iwear-iwear.rhcloud.com/~/git/iwear.git/</text:span></text:p>
      <text:p text:style-name="P13">5. now remove the open shift folder and add your existing application.</text:p>
      <text:p text:style-name="P13">6. now change the code in www. Change the port and ip to openshift port and ip</text:p>
      <text:p text:style-name="P12">app.set('port', process.env.OPENSHIFT_NODEJS_PORT || 8080);</text:p>
      <text:p text:style-name="P12">app.set('ip', process.env.OPENSHIFT_NODEJS_IP || "127.0.0.1");</text:p>
      <text:p text:style-name="P12">server.listen(app.get('port') ,app.get('ip'));</text:p>
      <text:p text:style-name="P13">7. change the package json such that the starting point of the application to bin/www</text:p>
      <text:p text:style-name="P12">add the below code in package.json</text:p>
      <text:p text:style-name="P12"><text:s/>"scripts": {</text:p>
      <text:p text:style-name="P12"><text:s text:c="4"/>"start": "node ./bin/www"</text:p>
      <text:p text:style-name="P12"><text:s text:c="2"/>},</text:p>
      <text:p text:style-name="P12"><text:s text:c="2"/>"main": "./bin/www",</text:p>
      <text:p text:style-name="P12"><text:s text:c="2"/>"engines":{"node":"0.12.7","npm":"2.11.3"},</text:p>
      <text:p text:style-name="P12"/>
      <text:p text:style-name="P12"/>
      <text:p text:style-name="P12">Deploying the mongo db in cloud in mongolab :</text:p>
      <text:p text:style-name="P12"><text:span text:style-name="T51">1. create an account and create the sand box db and get the connection uri of that db.</text:span></text:p>
      <text:p text:style-name="P12"><text:span text:style-name="T51">2. create user and password for that db.</text:span></text:p>
      <text:p text:style-name="P12"><text:span text:style-name="T51">3. now change the connection uri in production environment of your application.</text:span></text:p>
      <text:p text:style-name="P12"><text:span text:style-name="T51"/></text:p>
      <text:p text:style-name="P12"><text:span text:style-name="T51">mongoose.connect("</text:span>mongodb://santosh:123456@ds061335.mongolab.com:61335/shopnonstop<text:span text:style-name="T51">",function(err){</text:span></text:p>
      <text:p text:style-name="P12"><text:span text:style-name="T51"><text:s text:c="4"/>if(err)</text:span></text:p>
      <text:p text:style-name="P12"><text:span text:style-name="T51"><text:s text:c="4"/>{</text:span></text:p>
      <text:p text:style-name="P12"><text:span text:style-name="T51"><text:s text:c="6"/>console.log(err);</text:span></text:p>
      <text:p text:style-name="P12"><text:span text:style-name="T51"><text:s text:c="4"/>}</text:span></text:p>
      <text:p text:style-name="P12"><text:span text:style-name="T51"><text:s text:c="4"/>else</text:span></text:p>
      <text:p text:style-name="P12"><text:span text:style-name="T51"><text:s text:c="4"/>{</text:span></text:p>
      <text:p text:style-name="P12"><text:span text:style-name="T51"><text:s text:c="6"/>console.log('Connection established to mongodb');</text:span></text:p>
      <text:p text:style-name="P12"><text:span text:style-name="T51"><text:s text:c="4"/>}</text:span></text:p>
      <text:p text:style-name="P12"><text:span text:style-name="T51"><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Consolas1" svg:font-family="Consolas, Monaco, 'Andale Mono', 'Ubuntu Mono', monospace"/>
    <style:font-face style:name="Menlo" svg:font-family="Menlo, Monaco, 'Liberation Mono', Consolas, monospace"/>
    <style:font-face style:name="monaco" svg:font-family="monaco, monospace"/>
    <style:font-face style:name="monospace" svg:font-family="monospace"/>
    <style:font-face style:name="Times New Roman1" svg:font-family="'Times New Roman'" style:font-family-generic="roman"/>
    <style:font-face style:name="Arial2" svg:font-family="Arial" style:font-family-generic="swiss"/>
    <style:font-face style:name="Verdana" svg:font-family="Verdana" style:font-family-generic="swiss"/>
    <style:font-face style:name="Courier New" svg:font-family="'Courier New'" style:font-family-generic="modern" style:font-pitch="fixed"/>
    <style:font-face style:name="AR CENA" svg:font-family="'AR CEN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en" style:country-asian="US" style:font-name-complex="Arial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6-08T14:09:17.72</dc:date>
    <meta:generator>OpenOffice/4.1.1$Win32 OpenOffice.org_project/411m6$Build-9775</meta:generator>
    <meta:editing-duration>P2DT4H12M46S</meta:editing-duration>
    <meta:editing-cycles>13</meta:editing-cycles>
    <meta:document-statistic meta:table-count="0" meta:image-count="0" meta:object-count="0" meta:page-count="39" meta:paragraph-count="1065" meta:word-count="9880" meta:character-count="66875"/>
  </office:meta>
</office:document-meta>
</file>